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fill-color="#dee6ef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solid" draw:fill-color="#dee6ef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solid" draw:fill-color="#b4c7dc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0000" draw:marker-start-width="0.252cm" draw:marker-end-width="0.252cm" draw:fill="solid" draw:fill-color="#b4c7dc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solid" draw:fill-color="#729fcf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solid" draw:fill-color="#729fcf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objectwithoutfill">
      <style:graphic-properties svg:stroke-width="0.035cm" svg:stroke-color="#000000" draw:marker-start="Arrow" draw:marker-start-width="0.154cm" draw:marker-end="Arrow" draw:marker-end-width="0.154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661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0000" draw:marker-start-width="0.252cm" draw:marker-end-width="0.252cm" draw:fill="solid" draw:fill-color="#afd095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00" draw:marker-start-width="0.252cm" draw:marker-end-width="0.252cm" draw:fill="solid" draw:fill-color="#afd095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dbb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solid" draw:fill-color="#ffdbb6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-width="0.252cm" draw:fill="solid" draw:fill-color="#ffdbb6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000000" draw:marker-start-width="0.252cm" draw:marker-end-width="0.252cm" draw:fill="solid" draw:fill-color="#ffb66c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00" draw:marker-start-width="0.252cm" draw:marker-end-width="0.252cm" draw:fill="solid" draw:fill-color="#ffb66c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svg:stroke-color="#000000" draw:marker-start-width="0.252cm" draw:marker-end-width="0.252cm" draw:fill="solid" draw:fill-color="#ff972f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solid" draw:fill-color="#ff972f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-width="0.252cm" draw:fill="solid" draw:fill-color="#ff860d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-width="0.252cm" draw:fill="solid" draw:fill-color="#ff860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fo:min-height="0.394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002cm" fo:min-width="15.341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0000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-width="0.252cm" draw:fill="solid" draw:fill-color="#eeeee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solid" draw:fill-color="#dddddd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000000" draw:marker-start-width="0.252cm" draw:marker-end-width="0.252cm" draw:fill="solid" draw:fill-color="#dddddd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fo:min-height="0.993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svg:stroke-color="#000000" draw:marker-start-width="0.252cm" draw:marker-end-width="0.252cm" draw:fill="solid" draw:fill-color="#b2b2b2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000000" draw:marker-start-width="0.252cm" draw:marker-end-width="0.252cm" draw:fill="solid" draw:fill-color="#b2b2b2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0000" draw:marker-start-width="0.252cm" draw:marker-end-width="0.252cm" draw:fill="solid" draw:fill-color="#999999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0000" draw:marker-start-width="0.252cm" draw:marker-end-width="0.252cm" draw:fill="solid" draw:fill-color="#999999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Fine_20_Dashed"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solid" draw:fill-color="#ffa6a6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="solid" draw:fill-color="#dee6e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solid" draw:fill-color="#b4c7dc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text-properties fo:font-size="8pt"/>
    </style:style>
    <style:style style:name="P17" style:family="paragraph">
      <loext:graphic-properties draw:fill="none" draw:fill-color="#ffffff"/>
      <style:text-properties fo:font-size="8pt"/>
    </style:style>
    <style:style style:name="P18" style:family="paragraph">
      <loext:graphic-properties draw:fill-color="#afd095"/>
      <style:paragraph-properties fo:text-align="center"/>
    </style:style>
    <style:style style:name="P19" style:family="paragraph">
      <loext:graphic-properties draw:fill="solid" draw:fill-color="#afd095"/>
      <style:paragraph-properties fo:text-align="center"/>
    </style:style>
    <style:style style:name="P20" style:family="paragraph">
      <loext:graphic-properties draw:fill-color="#ffdbb6"/>
      <style:paragraph-properties fo:text-align="center"/>
    </style:style>
    <style:style style:name="P21" style:family="paragraph">
      <loext:graphic-properties draw:fill="solid" draw:fill-color="#ffdbb6"/>
      <style:paragraph-properties fo:text-align="center"/>
    </style:style>
    <style:style style:name="P22" style:family="paragraph">
      <loext:graphic-properties draw:fill-color="#ffb66c"/>
      <style:paragraph-properties fo:text-align="center"/>
    </style:style>
    <style:style style:name="P23" style:family="paragraph">
      <loext:graphic-properties draw:fill="solid" draw:fill-color="#ffb66c"/>
      <style:paragraph-properties fo:text-align="center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loext:graphic-properties draw:fill="solid" draw:fill-color="#ff972f"/>
      <style:paragraph-properties fo:text-align="center"/>
    </style:style>
    <style:style style:name="P26" style:family="paragraph">
      <loext:graphic-properties draw:fill-color="#ff860d"/>
      <style:paragraph-properties fo:text-align="center"/>
    </style:style>
    <style:style style:name="P27" style:family="paragraph">
      <loext:graphic-properties draw:fill="solid" draw:fill-color="#ff860d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loext:graphic-properties draw:fill="solid" draw:fill-color="#eeeeee"/>
      <style:paragraph-properties fo:text-align="cente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loext:graphic-properties draw:fill-color="#cccccc"/>
      <style:paragraph-properties fo:text-align="center"/>
    </style:style>
    <style:style style:name="P34" style:family="paragraph">
      <loext:graphic-properties draw:fill="solid" draw:fill-color="#cccccc"/>
      <style:paragraph-properties fo:text-align="center"/>
    </style:style>
    <style:style style:name="P35" style:family="paragraph">
      <loext:graphic-properties draw:fill-color="#b2b2b2"/>
      <style:paragraph-properties fo:text-align="center"/>
    </style:style>
    <style:style style:name="P36" style:family="paragraph">
      <loext:graphic-properties draw:fill="solid" draw:fill-color="#b2b2b2"/>
      <style:paragraph-properties fo:text-align="center"/>
    </style:style>
    <style:style style:name="P37" style:family="paragraph">
      <loext:graphic-properties draw:fill-color="#999999"/>
      <style:paragraph-properties fo:text-align="center"/>
    </style:style>
    <style:style style:name="P38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259cm" svg:height="2.676cm" svg:x="1.508cm" svg:y="2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508cm" svg:y1="2.469cm" svg:x2="6.767cm" svg:y2="2.469cm">
            <text:p/>
          </draw:line>
          <draw:line draw:style-name="gr2" draw:text-style-name="P2" draw:layer="layout" svg:x1="1.509cm" svg:y1="2.918cm" svg:x2="6.767cm" svg:y2="2.918cm">
            <text:p/>
          </draw:line>
          <draw:line draw:style-name="gr2" draw:text-style-name="P2" draw:layer="layout" svg:x1="1.509cm" svg:y1="3.35cm" svg:x2="6.767cm" svg:y2="3.35cm">
            <text:p/>
          </draw:line>
          <draw:line draw:style-name="gr3" draw:text-style-name="P2" draw:layer="layout" svg:x1="1.51cm" svg:y1="3.769cm" svg:x2="6.767cm" svg:y2="3.769cm">
            <text:p/>
          </draw:line>
          <draw:line draw:style-name="gr3" draw:text-style-name="P2" draw:layer="layout" svg:x1="1.511cm" svg:y1="4.217cm" svg:x2="6.767cm" svg:y2="4.217cm">
            <text:p/>
          </draw:line>
          <draw:line draw:style-name="gr2" draw:text-style-name="P2" draw:layer="layout" svg:x1="1.961cm" svg:y1="2.008cm" svg:x2="1.97cm" svg:y2="4.684cm">
            <text:p/>
          </draw:line>
          <draw:line draw:style-name="gr2" draw:text-style-name="P2" draw:layer="layout" svg:x1="2.397cm" svg:y1="2.009cm" svg:x2="2.406cm" svg:y2="4.685cm">
            <text:p/>
          </draw:line>
          <draw:line draw:style-name="gr2" draw:text-style-name="P2" draw:layer="layout" svg:x1="2.832cm" svg:y1="2.009cm" svg:x2="2.841cm" svg:y2="4.685cm">
            <text:p/>
          </draw:line>
          <draw:line draw:style-name="gr2" draw:text-style-name="P2" draw:layer="layout" svg:x1="3.268cm" svg:y1="2.01cm" svg:x2="3.277cm" svg:y2="4.686cm">
            <text:p/>
          </draw:line>
          <draw:line draw:style-name="gr2" draw:text-style-name="P2" draw:layer="layout" svg:x1="3.704cm" svg:y1="2.011cm" svg:x2="3.713cm" svg:y2="4.687cm">
            <text:p/>
          </draw:line>
          <draw:line draw:style-name="gr2" draw:text-style-name="P2" draw:layer="layout" svg:x1="4.14cm" svg:y1="2.012cm" svg:x2="4.149cm" svg:y2="4.688cm">
            <text:p/>
          </draw:line>
          <draw:line draw:style-name="gr2" draw:text-style-name="P2" draw:layer="layout" svg:x1="4.576cm" svg:y1="2.012cm" svg:x2="4.585cm" svg:y2="4.688cm">
            <text:p/>
          </draw:line>
          <draw:line draw:style-name="gr2" draw:text-style-name="P2" draw:layer="layout" svg:x1="5.012cm" svg:y1="2.013cm" svg:x2="5.021cm" svg:y2="4.689cm">
            <text:p/>
          </draw:line>
          <draw:line draw:style-name="gr2" draw:text-style-name="P2" draw:layer="layout" svg:x1="5.448cm" svg:y1="2.014cm" svg:x2="5.457cm" svg:y2="4.69cm">
            <text:p/>
          </draw:line>
          <draw:line draw:style-name="gr2" draw:text-style-name="P2" draw:layer="layout" svg:x1="5.884cm" svg:y1="2.015cm" svg:x2="5.893cm" svg:y2="4.691cm">
            <text:p/>
          </draw:line>
          <draw:line draw:style-name="gr2" draw:text-style-name="P2" draw:layer="layout" svg:x1="6.32cm" svg:y1="2.015cm" svg:x2="6.329cm" svg:y2="4.691cm">
            <text:p/>
          </draw:line>
          <draw:line draw:style-name="gr2" draw:text-style-name="P2" draw:layer="layout" svg:x1="6.755cm" svg:y1="2.016cm" svg:x2="6.764cm" svg:y2="4.692cm">
            <text:p/>
          </draw:line>
        </draw:g>
        <draw:g>
          <draw:custom-shape draw:style-name="gr4" draw:text-style-name="P3" draw:layer="layout" svg:width="5.259cm" svg:height="2.676cm" svg:x="1.686cm" svg:y="2.2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1.686cm" svg:y1="2.675cm" svg:x2="6.945cm" svg:y2="2.675cm">
            <text:p/>
          </draw:line>
          <draw:line draw:style-name="gr5" draw:text-style-name="P4" draw:layer="layout" svg:x1="1.687cm" svg:y1="3.124cm" svg:x2="6.945cm" svg:y2="3.124cm">
            <text:p/>
          </draw:line>
          <draw:line draw:style-name="gr5" draw:text-style-name="P4" draw:layer="layout" svg:x1="1.687cm" svg:y1="3.556cm" svg:x2="6.945cm" svg:y2="3.556cm">
            <text:p/>
          </draw:line>
          <draw:line draw:style-name="gr6" draw:text-style-name="P4" draw:layer="layout" svg:x1="1.688cm" svg:y1="3.975cm" svg:x2="6.945cm" svg:y2="3.975cm">
            <text:p/>
          </draw:line>
          <draw:line draw:style-name="gr6" draw:text-style-name="P4" draw:layer="layout" svg:x1="1.689cm" svg:y1="4.423cm" svg:x2="6.945cm" svg:y2="4.423cm">
            <text:p/>
          </draw:line>
          <draw:line draw:style-name="gr5" draw:text-style-name="P4" draw:layer="layout" svg:x1="2.138cm" svg:y1="2.214cm" svg:x2="2.147cm" svg:y2="4.89cm">
            <text:p/>
          </draw:line>
          <draw:line draw:style-name="gr5" draw:text-style-name="P4" draw:layer="layout" svg:x1="2.574cm" svg:y1="2.215cm" svg:x2="2.583cm" svg:y2="4.891cm">
            <text:p/>
          </draw:line>
          <draw:line draw:style-name="gr5" draw:text-style-name="P4" draw:layer="layout" svg:x1="3.01cm" svg:y1="2.215cm" svg:x2="3.019cm" svg:y2="4.891cm">
            <text:p/>
          </draw:line>
          <draw:line draw:style-name="gr5" draw:text-style-name="P4" draw:layer="layout" svg:x1="3.446cm" svg:y1="2.216cm" svg:x2="3.455cm" svg:y2="4.892cm">
            <text:p/>
          </draw:line>
          <draw:line draw:style-name="gr5" draw:text-style-name="P4" draw:layer="layout" svg:x1="3.882cm" svg:y1="2.217cm" svg:x2="3.891cm" svg:y2="4.893cm">
            <text:p/>
          </draw:line>
          <draw:line draw:style-name="gr5" draw:text-style-name="P4" draw:layer="layout" svg:x1="4.318cm" svg:y1="2.217cm" svg:x2="4.327cm" svg:y2="4.893cm">
            <text:p/>
          </draw:line>
          <draw:line draw:style-name="gr5" draw:text-style-name="P4" draw:layer="layout" svg:x1="4.754cm" svg:y1="2.218cm" svg:x2="4.763cm" svg:y2="4.894cm">
            <text:p/>
          </draw:line>
          <draw:line draw:style-name="gr5" draw:text-style-name="P4" draw:layer="layout" svg:x1="5.19cm" svg:y1="2.219cm" svg:x2="5.199cm" svg:y2="4.895cm">
            <text:p/>
          </draw:line>
          <draw:line draw:style-name="gr5" draw:text-style-name="P4" draw:layer="layout" svg:x1="5.626cm" svg:y1="2.22cm" svg:x2="5.635cm" svg:y2="4.896cm">
            <text:p/>
          </draw:line>
          <draw:line draw:style-name="gr5" draw:text-style-name="P4" draw:layer="layout" svg:x1="6.062cm" svg:y1="2.22cm" svg:x2="6.071cm" svg:y2="4.896cm">
            <text:p/>
          </draw:line>
          <draw:line draw:style-name="gr5" draw:text-style-name="P4" draw:layer="layout" svg:x1="6.497cm" svg:y1="2.221cm" svg:x2="6.506cm" svg:y2="4.897cm">
            <text:p/>
          </draw:line>
          <draw:line draw:style-name="gr5" draw:text-style-name="P4" draw:layer="layout" svg:x1="6.933cm" svg:y1="2.222cm" svg:x2="6.942cm" svg:y2="4.898cm">
            <text:p/>
          </draw:line>
        </draw:g>
        <draw:g>
          <draw:custom-shape draw:style-name="gr7" draw:text-style-name="P5" draw:layer="layout" svg:width="5.259cm" svg:height="2.676cm" svg:x="1.912cm" svg:y="2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1.912cm" svg:y1="2.926cm" svg:x2="7.171cm" svg:y2="2.926cm">
            <text:p/>
          </draw:line>
          <draw:line draw:style-name="gr8" draw:text-style-name="P6" draw:layer="layout" svg:x1="1.913cm" svg:y1="3.374cm" svg:x2="7.171cm" svg:y2="3.374cm">
            <text:p/>
          </draw:line>
          <draw:line draw:style-name="gr8" draw:text-style-name="P6" draw:layer="layout" svg:x1="1.914cm" svg:y1="3.807cm" svg:x2="7.172cm" svg:y2="3.807cm">
            <text:p/>
          </draw:line>
          <draw:line draw:style-name="gr9" draw:text-style-name="P6" draw:layer="layout" svg:x1="1.915cm" svg:y1="4.225cm" svg:x2="7.172cm" svg:y2="4.225cm">
            <text:p/>
          </draw:line>
          <draw:line draw:style-name="gr9" draw:text-style-name="P6" draw:layer="layout" svg:x1="1.915cm" svg:y1="4.674cm" svg:x2="7.171cm" svg:y2="4.674cm">
            <text:p/>
          </draw:line>
          <draw:line draw:style-name="gr8" draw:text-style-name="P6" draw:layer="layout" svg:x1="2.365cm" svg:y1="2.464cm" svg:x2="2.374cm" svg:y2="5.14cm">
            <text:p/>
          </draw:line>
          <draw:line draw:style-name="gr8" draw:text-style-name="P6" draw:layer="layout" svg:x1="2.801cm" svg:y1="2.465cm" svg:x2="2.81cm" svg:y2="5.141cm">
            <text:p/>
          </draw:line>
          <draw:line draw:style-name="gr8" draw:text-style-name="P6" draw:layer="layout" svg:x1="3.237cm" svg:y1="2.466cm" svg:x2="3.246cm" svg:y2="5.142cm">
            <text:p/>
          </draw:line>
          <draw:line draw:style-name="gr8" draw:text-style-name="P6" draw:layer="layout" svg:x1="3.673cm" svg:y1="2.467cm" svg:x2="3.682cm" svg:y2="5.143cm">
            <text:p/>
          </draw:line>
          <draw:line draw:style-name="gr8" draw:text-style-name="P6" draw:layer="layout" svg:x1="4.109cm" svg:y1="2.467cm" svg:x2="4.118cm" svg:y2="5.143cm">
            <text:p/>
          </draw:line>
          <draw:line draw:style-name="gr8" draw:text-style-name="P6" draw:layer="layout" svg:x1="4.544cm" svg:y1="2.468cm" svg:x2="4.553cm" svg:y2="5.144cm">
            <text:p/>
          </draw:line>
          <draw:line draw:style-name="gr8" draw:text-style-name="P6" draw:layer="layout" svg:x1="4.98cm" svg:y1="2.469cm" svg:x2="4.989cm" svg:y2="5.145cm">
            <text:p/>
          </draw:line>
          <draw:line draw:style-name="gr8" draw:text-style-name="P6" draw:layer="layout" svg:x1="5.416cm" svg:y1="2.469cm" svg:x2="5.425cm" svg:y2="5.145cm">
            <text:p/>
          </draw:line>
          <draw:line draw:style-name="gr8" draw:text-style-name="P6" draw:layer="layout" svg:x1="5.852cm" svg:y1="2.47cm" svg:x2="5.861cm" svg:y2="5.146cm">
            <text:p/>
          </draw:line>
          <draw:line draw:style-name="gr8" draw:text-style-name="P6" draw:layer="layout" svg:x1="6.288cm" svg:y1="2.471cm" svg:x2="6.297cm" svg:y2="5.147cm">
            <text:p/>
          </draw:line>
          <draw:line draw:style-name="gr8" draw:text-style-name="P6" draw:layer="layout" svg:x1="6.724cm" svg:y1="2.472cm" svg:x2="6.733cm" svg:y2="5.148cm">
            <text:p/>
          </draw:line>
          <draw:line draw:style-name="gr8" draw:text-style-name="P6" draw:layer="layout" svg:x1="7.16cm" svg:y1="2.472cm" svg:x2="7.169cm" svg:y2="5.148cm">
            <text:p/>
          </draw:line>
        </draw:g>
        <draw:g>
          <draw:custom-shape draw:style-name="gr10" draw:text-style-name="P7" draw:layer="layout" svg:width="5.259cm" svg:height="2.676cm" svg:x="8.308cm" svg:y="2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8.308cm" svg:y1="2.469cm" svg:x2="13.567cm" svg:y2="2.469cm">
            <text:p/>
          </draw:line>
          <draw:line draw:style-name="gr11" draw:text-style-name="P8" draw:layer="layout" svg:x1="8.309cm" svg:y1="2.918cm" svg:x2="13.567cm" svg:y2="2.918cm">
            <text:p/>
          </draw:line>
          <draw:line draw:style-name="gr11" draw:text-style-name="P8" draw:layer="layout" svg:x1="8.309cm" svg:y1="3.35cm" svg:x2="13.567cm" svg:y2="3.35cm">
            <text:p/>
          </draw:line>
          <draw:line draw:style-name="gr12" draw:text-style-name="P8" draw:layer="layout" svg:x1="8.31cm" svg:y1="3.769cm" svg:x2="13.567cm" svg:y2="3.769cm">
            <text:p/>
          </draw:line>
          <draw:line draw:style-name="gr12" draw:text-style-name="P8" draw:layer="layout" svg:x1="8.311cm" svg:y1="4.217cm" svg:x2="13.567cm" svg:y2="4.217cm">
            <text:p/>
          </draw:line>
          <draw:line draw:style-name="gr11" draw:text-style-name="P8" draw:layer="layout" svg:x1="8.761cm" svg:y1="2.008cm" svg:x2="8.77cm" svg:y2="4.684cm">
            <text:p/>
          </draw:line>
          <draw:line draw:style-name="gr11" draw:text-style-name="P8" draw:layer="layout" svg:x1="9.197cm" svg:y1="2.009cm" svg:x2="9.206cm" svg:y2="4.685cm">
            <text:p/>
          </draw:line>
          <draw:line draw:style-name="gr11" draw:text-style-name="P8" draw:layer="layout" svg:x1="9.632cm" svg:y1="2.009cm" svg:x2="9.641cm" svg:y2="4.685cm">
            <text:p/>
          </draw:line>
          <draw:line draw:style-name="gr11" draw:text-style-name="P8" draw:layer="layout" svg:x1="10.068cm" svg:y1="2.01cm" svg:x2="10.077cm" svg:y2="4.686cm">
            <text:p/>
          </draw:line>
          <draw:line draw:style-name="gr11" draw:text-style-name="P8" draw:layer="layout" svg:x1="10.504cm" svg:y1="2.011cm" svg:x2="10.513cm" svg:y2="4.687cm">
            <text:p/>
          </draw:line>
          <draw:line draw:style-name="gr11" draw:text-style-name="P8" draw:layer="layout" svg:x1="10.94cm" svg:y1="2.012cm" svg:x2="10.949cm" svg:y2="4.688cm">
            <text:p/>
          </draw:line>
          <draw:line draw:style-name="gr11" draw:text-style-name="P8" draw:layer="layout" svg:x1="11.376cm" svg:y1="2.012cm" svg:x2="11.385cm" svg:y2="4.688cm">
            <text:p/>
          </draw:line>
          <draw:line draw:style-name="gr11" draw:text-style-name="P8" draw:layer="layout" svg:x1="11.812cm" svg:y1="2.013cm" svg:x2="11.821cm" svg:y2="4.689cm">
            <text:p/>
          </draw:line>
          <draw:line draw:style-name="gr11" draw:text-style-name="P8" draw:layer="layout" svg:x1="12.248cm" svg:y1="2.014cm" svg:x2="12.257cm" svg:y2="4.69cm">
            <text:p/>
          </draw:line>
          <draw:line draw:style-name="gr11" draw:text-style-name="P8" draw:layer="layout" svg:x1="12.684cm" svg:y1="2.015cm" svg:x2="12.693cm" svg:y2="4.691cm">
            <text:p/>
          </draw:line>
          <draw:line draw:style-name="gr11" draw:text-style-name="P8" draw:layer="layout" svg:x1="13.12cm" svg:y1="2.015cm" svg:x2="13.129cm" svg:y2="4.691cm">
            <text:p/>
          </draw:line>
          <draw:line draw:style-name="gr11" draw:text-style-name="P8" draw:layer="layout" svg:x1="13.555cm" svg:y1="2.016cm" svg:x2="13.564cm" svg:y2="4.692cm">
            <text:p/>
          </draw:line>
        </draw:g>
        <draw:g>
          <draw:custom-shape draw:style-name="gr13" draw:text-style-name="P9" draw:layer="layout" svg:width="5.259cm" svg:height="2.676cm" svg:x="8.49cm" svg:y="2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10" draw:layer="layout" svg:x1="8.49cm" svg:y1="2.651cm" svg:x2="13.749cm" svg:y2="2.651cm">
            <text:p/>
          </draw:line>
          <draw:line draw:style-name="gr14" draw:text-style-name="P10" draw:layer="layout" svg:x1="8.491cm" svg:y1="3.1cm" svg:x2="13.749cm" svg:y2="3.1cm">
            <text:p/>
          </draw:line>
          <draw:line draw:style-name="gr14" draw:text-style-name="P10" draw:layer="layout" svg:x1="8.491cm" svg:y1="3.532cm" svg:x2="13.749cm" svg:y2="3.532cm">
            <text:p/>
          </draw:line>
          <draw:line draw:style-name="gr15" draw:text-style-name="P10" draw:layer="layout" svg:x1="8.492cm" svg:y1="3.951cm" svg:x2="13.749cm" svg:y2="3.951cm">
            <text:p/>
          </draw:line>
          <draw:line draw:style-name="gr15" draw:text-style-name="P10" draw:layer="layout" svg:x1="8.493cm" svg:y1="4.399cm" svg:x2="13.749cm" svg:y2="4.399cm">
            <text:p/>
          </draw:line>
          <draw:line draw:style-name="gr14" draw:text-style-name="P10" draw:layer="layout" svg:x1="8.942cm" svg:y1="2.19cm" svg:x2="8.951cm" svg:y2="4.866cm">
            <text:p/>
          </draw:line>
          <draw:line draw:style-name="gr14" draw:text-style-name="P10" draw:layer="layout" svg:x1="9.378cm" svg:y1="2.191cm" svg:x2="9.387cm" svg:y2="4.867cm">
            <text:p/>
          </draw:line>
          <draw:line draw:style-name="gr14" draw:text-style-name="P10" draw:layer="layout" svg:x1="9.814cm" svg:y1="2.191cm" svg:x2="9.823cm" svg:y2="4.867cm">
            <text:p/>
          </draw:line>
          <draw:line draw:style-name="gr14" draw:text-style-name="P10" draw:layer="layout" svg:x1="10.25cm" svg:y1="2.192cm" svg:x2="10.259cm" svg:y2="4.868cm">
            <text:p/>
          </draw:line>
          <draw:line draw:style-name="gr14" draw:text-style-name="P10" draw:layer="layout" svg:x1="10.686cm" svg:y1="2.193cm" svg:x2="10.695cm" svg:y2="4.869cm">
            <text:p/>
          </draw:line>
          <draw:line draw:style-name="gr14" draw:text-style-name="P10" draw:layer="layout" svg:x1="11.122cm" svg:y1="2.193cm" svg:x2="11.131cm" svg:y2="4.869cm">
            <text:p/>
          </draw:line>
          <draw:line draw:style-name="gr14" draw:text-style-name="P10" draw:layer="layout" svg:x1="11.558cm" svg:y1="2.194cm" svg:x2="11.567cm" svg:y2="4.87cm">
            <text:p/>
          </draw:line>
          <draw:line draw:style-name="gr14" draw:text-style-name="P10" draw:layer="layout" svg:x1="11.994cm" svg:y1="2.195cm" svg:x2="12.003cm" svg:y2="4.871cm">
            <text:p/>
          </draw:line>
          <draw:line draw:style-name="gr14" draw:text-style-name="P10" draw:layer="layout" svg:x1="12.43cm" svg:y1="2.196cm" svg:x2="12.439cm" svg:y2="4.872cm">
            <text:p/>
          </draw:line>
          <draw:line draw:style-name="gr14" draw:text-style-name="P10" draw:layer="layout" svg:x1="12.866cm" svg:y1="2.196cm" svg:x2="12.875cm" svg:y2="4.872cm">
            <text:p/>
          </draw:line>
          <draw:line draw:style-name="gr14" draw:text-style-name="P10" draw:layer="layout" svg:x1="13.301cm" svg:y1="2.197cm" svg:x2="13.31cm" svg:y2="4.873cm">
            <text:p/>
          </draw:line>
          <draw:line draw:style-name="gr14" draw:text-style-name="P10" draw:layer="layout" svg:x1="13.737cm" svg:y1="2.198cm" svg:x2="13.746cm" svg:y2="4.874cm">
            <text:p/>
          </draw:line>
        </draw:g>
        <draw:g>
          <draw:custom-shape draw:style-name="gr16" draw:text-style-name="P11" draw:layer="layout" svg:width="5.259cm" svg:height="2.676cm" svg:x="8.716cm" svg:y="2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2" draw:layer="layout" svg:x1="8.716cm" svg:y1="2.878cm" svg:x2="13.975cm" svg:y2="2.878cm">
            <text:p/>
          </draw:line>
          <draw:line draw:style-name="gr17" draw:text-style-name="P12" draw:layer="layout" svg:x1="8.717cm" svg:y1="3.326cm" svg:x2="13.975cm" svg:y2="3.326cm">
            <text:p/>
          </draw:line>
          <draw:line draw:style-name="gr17" draw:text-style-name="P12" draw:layer="layout" svg:x1="8.718cm" svg:y1="3.759cm" svg:x2="13.976cm" svg:y2="3.759cm">
            <text:p/>
          </draw:line>
          <draw:line draw:style-name="gr18" draw:text-style-name="P12" draw:layer="layout" svg:x1="8.719cm" svg:y1="4.177cm" svg:x2="13.976cm" svg:y2="4.177cm">
            <text:p/>
          </draw:line>
          <draw:line draw:style-name="gr18" draw:text-style-name="P12" draw:layer="layout" svg:x1="8.719cm" svg:y1="4.626cm" svg:x2="13.975cm" svg:y2="4.626cm">
            <text:p/>
          </draw:line>
          <draw:line draw:style-name="gr17" draw:text-style-name="P12" draw:layer="layout" svg:x1="9.169cm" svg:y1="2.416cm" svg:x2="9.178cm" svg:y2="5.092cm">
            <text:p/>
          </draw:line>
          <draw:line draw:style-name="gr17" draw:text-style-name="P12" draw:layer="layout" svg:x1="9.605cm" svg:y1="2.417cm" svg:x2="9.614cm" svg:y2="5.093cm">
            <text:p/>
          </draw:line>
          <draw:line draw:style-name="gr17" draw:text-style-name="P12" draw:layer="layout" svg:x1="10.041cm" svg:y1="2.418cm" svg:x2="10.05cm" svg:y2="5.094cm">
            <text:p/>
          </draw:line>
          <draw:line draw:style-name="gr17" draw:text-style-name="P12" draw:layer="layout" svg:x1="10.477cm" svg:y1="2.419cm" svg:x2="10.486cm" svg:y2="5.095cm">
            <text:p/>
          </draw:line>
          <draw:line draw:style-name="gr17" draw:text-style-name="P12" draw:layer="layout" svg:x1="10.913cm" svg:y1="2.419cm" svg:x2="10.922cm" svg:y2="5.095cm">
            <text:p/>
          </draw:line>
          <draw:line draw:style-name="gr17" draw:text-style-name="P12" draw:layer="layout" svg:x1="11.348cm" svg:y1="2.42cm" svg:x2="11.357cm" svg:y2="5.096cm">
            <text:p/>
          </draw:line>
          <draw:line draw:style-name="gr17" draw:text-style-name="P12" draw:layer="layout" svg:x1="11.784cm" svg:y1="2.421cm" svg:x2="11.793cm" svg:y2="5.097cm">
            <text:p/>
          </draw:line>
          <draw:line draw:style-name="gr17" draw:text-style-name="P12" draw:layer="layout" svg:x1="12.22cm" svg:y1="2.421cm" svg:x2="12.229cm" svg:y2="5.097cm">
            <text:p/>
          </draw:line>
          <draw:line draw:style-name="gr17" draw:text-style-name="P12" draw:layer="layout" svg:x1="12.656cm" svg:y1="2.422cm" svg:x2="12.665cm" svg:y2="5.098cm">
            <text:p/>
          </draw:line>
          <draw:line draw:style-name="gr17" draw:text-style-name="P12" draw:layer="layout" svg:x1="13.092cm" svg:y1="2.423cm" svg:x2="13.101cm" svg:y2="5.099cm">
            <text:p/>
          </draw:line>
          <draw:line draw:style-name="gr17" draw:text-style-name="P12" draw:layer="layout" svg:x1="13.528cm" svg:y1="2.424cm" svg:x2="13.537cm" svg:y2="5.1cm">
            <text:p/>
          </draw:line>
          <draw:line draw:style-name="gr17" draw:text-style-name="P12" draw:layer="layout" svg:x1="13.964cm" svg:y1="2.424cm" svg:x2="13.973cm" svg:y2="5.1cm">
            <text:p/>
          </draw:line>
        </draw:g>
        <draw:frame draw:style-name="gr19" draw:text-style-name="P14" draw:layer="layout" svg:width="5.842cm" svg:height="0.762cm" svg:x="1.914cm" svg:y="1.12cm">
          <draw:text-box>
            <text:p text:style-name="P13">Reciprocal Gain Maps</text:p>
          </draw:text-box>
        </draw:frame>
        <draw:frame draw:style-name="gr19" draw:text-style-name="P14" draw:layer="layout" svg:width="3.959cm" svg:height="0.762cm" svg:x="9.438cm" svg:y="1.12cm">
          <draw:text-box>
            <text:p text:style-name="P13">Pedestal Maps</text:p>
          </draw:text-box>
        </draw:frame>
        <draw:line draw:style-name="gr20" draw:text-style-name="P15" draw:layer="layout" svg:x1="1.937cm" svg:y1="5.4cm" svg:x2="7.178cm" svg:y2="5.4cm">
          <text:p/>
        </draw:line>
        <draw:line draw:style-name="gr20" draw:text-style-name="P15" draw:layer="layout" svg:x1="7.443cm" svg:y1="2.548cm" svg:x2="7.443cm" svg:y2="5.172cm">
          <text:p/>
        </draw:line>
        <draw:frame draw:style-name="gr21" draw:text-style-name="P17" draw:layer="layout" svg:width="2.702cm" svg:height="0.911cm" svg:x="4.167cm" svg:y="5.369cm">
          <draw:text-box>
            <text:p text:style-name="P16">w</text:p>
          </draw:text-box>
        </draw:frame>
        <draw:frame draw:style-name="gr21" draw:text-style-name="P17" draw:layer="layout" svg:width="1.985cm" svg:height="0.911cm" svg:x="7.345cm" svg:y="3.57cm">
          <draw:text-box>
            <text:p text:style-name="P16">h</text:p>
          </draw:text-box>
        </draw:frame>
        <draw:line draw:style-name="gr20" draw:text-style-name="P15" draw:layer="layout" svg:x1="8.767cm" svg:y1="5.376cm" svg:x2="14.008cm" svg:y2="5.376cm">
          <text:p/>
        </draw:line>
        <draw:line draw:style-name="gr20" draw:text-style-name="P15" draw:layer="layout" svg:x1="14.273cm" svg:y1="2.524cm" svg:x2="14.273cm" svg:y2="5.148cm">
          <text:p/>
        </draw:line>
        <draw:frame draw:style-name="gr21" draw:text-style-name="P17" draw:layer="layout" svg:width="2.702cm" svg:height="0.911cm" svg:x="10.997cm" svg:y="5.345cm">
          <draw:text-box>
            <text:p text:style-name="P16">w</text:p>
          </draw:text-box>
        </draw:frame>
        <draw:frame draw:style-name="gr21" draw:text-style-name="P17" draw:layer="layout" svg:width="1.985cm" svg:height="0.911cm" svg:x="14.22cm" svg:y="3.571cm">
          <draw:text-box>
            <text:p text:style-name="P16">h</text:p>
          </draw:text-box>
        </draw:frame>
        <draw:g>
          <draw:custom-shape draw:style-name="gr22" draw:text-style-name="P18" draw:layer="layout" svg:width="5.259cm" svg:height="2.676cm" svg:x="22.488cm" svg:y="2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19" draw:layer="layout" svg:x1="22.488cm" svg:y1="2.878cm" svg:x2="27.747cm" svg:y2="2.878cm">
            <text:p/>
          </draw:line>
          <draw:line draw:style-name="gr23" draw:text-style-name="P19" draw:layer="layout" svg:x1="22.489cm" svg:y1="3.326cm" svg:x2="27.747cm" svg:y2="3.326cm">
            <text:p/>
          </draw:line>
          <draw:line draw:style-name="gr23" draw:text-style-name="P19" draw:layer="layout" svg:x1="22.49cm" svg:y1="3.759cm" svg:x2="27.748cm" svg:y2="3.759cm">
            <text:p/>
          </draw:line>
          <draw:line draw:style-name="gr24" draw:text-style-name="P19" draw:layer="layout" svg:x1="22.491cm" svg:y1="4.177cm" svg:x2="27.748cm" svg:y2="4.177cm">
            <text:p/>
          </draw:line>
          <draw:line draw:style-name="gr24" draw:text-style-name="P19" draw:layer="layout" svg:x1="22.491cm" svg:y1="4.626cm" svg:x2="27.747cm" svg:y2="4.626cm">
            <text:p/>
          </draw:line>
          <draw:line draw:style-name="gr23" draw:text-style-name="P19" draw:layer="layout" svg:x1="22.941cm" svg:y1="2.416cm" svg:x2="22.95cm" svg:y2="5.092cm">
            <text:p/>
          </draw:line>
          <draw:line draw:style-name="gr23" draw:text-style-name="P19" draw:layer="layout" svg:x1="23.377cm" svg:y1="2.417cm" svg:x2="23.386cm" svg:y2="5.093cm">
            <text:p/>
          </draw:line>
          <draw:line draw:style-name="gr23" draw:text-style-name="P19" draw:layer="layout" svg:x1="23.813cm" svg:y1="2.418cm" svg:x2="23.822cm" svg:y2="5.094cm">
            <text:p/>
          </draw:line>
          <draw:line draw:style-name="gr23" draw:text-style-name="P19" draw:layer="layout" svg:x1="24.249cm" svg:y1="2.419cm" svg:x2="24.258cm" svg:y2="5.095cm">
            <text:p/>
          </draw:line>
          <draw:line draw:style-name="gr23" draw:text-style-name="P19" draw:layer="layout" svg:x1="24.685cm" svg:y1="2.419cm" svg:x2="24.694cm" svg:y2="5.095cm">
            <text:p/>
          </draw:line>
          <draw:line draw:style-name="gr23" draw:text-style-name="P19" draw:layer="layout" svg:x1="25.12cm" svg:y1="2.42cm" svg:x2="25.129cm" svg:y2="5.096cm">
            <text:p/>
          </draw:line>
          <draw:line draw:style-name="gr23" draw:text-style-name="P19" draw:layer="layout" svg:x1="25.556cm" svg:y1="2.421cm" svg:x2="25.565cm" svg:y2="5.097cm">
            <text:p/>
          </draw:line>
          <draw:line draw:style-name="gr23" draw:text-style-name="P19" draw:layer="layout" svg:x1="25.992cm" svg:y1="2.421cm" svg:x2="26.001cm" svg:y2="5.097cm">
            <text:p/>
          </draw:line>
          <draw:line draw:style-name="gr23" draw:text-style-name="P19" draw:layer="layout" svg:x1="26.428cm" svg:y1="2.422cm" svg:x2="26.437cm" svg:y2="5.098cm">
            <text:p/>
          </draw:line>
          <draw:line draw:style-name="gr23" draw:text-style-name="P19" draw:layer="layout" svg:x1="26.864cm" svg:y1="2.423cm" svg:x2="26.873cm" svg:y2="5.099cm">
            <text:p/>
          </draw:line>
          <draw:line draw:style-name="gr23" draw:text-style-name="P19" draw:layer="layout" svg:x1="27.3cm" svg:y1="2.424cm" svg:x2="27.309cm" svg:y2="5.1cm">
            <text:p/>
          </draw:line>
          <draw:line draw:style-name="gr23" draw:text-style-name="P19" draw:layer="layout" svg:x1="27.736cm" svg:y1="2.424cm" svg:x2="27.745cm" svg:y2="5.1cm">
            <text:p/>
          </draw:line>
        </draw:g>
        <draw:frame draw:style-name="gr19" draw:text-style-name="P14" draw:layer="layout" svg:width="2.733cm" svg:height="0.762cm" svg:x="23.763cm" svg:y="1.12cm">
          <draw:text-box>
            <text:p text:style-name="P13">Pixel Mask</text:p>
          </draw:text-box>
        </draw:frame>
        <draw:line draw:style-name="gr20" draw:text-style-name="P15" draw:layer="layout" svg:x1="22.569cm" svg:y1="5.367cm" svg:x2="27.81cm" svg:y2="5.367cm">
          <text:p/>
        </draw:line>
        <draw:line draw:style-name="gr20" draw:text-style-name="P15" draw:layer="layout" svg:x1="28.075cm" svg:y1="2.515cm" svg:x2="28.075cm" svg:y2="5.139cm">
          <text:p/>
        </draw:line>
        <draw:frame draw:style-name="gr21" draw:text-style-name="P17" draw:layer="layout" svg:width="2.702cm" svg:height="0.911cm" svg:x="24.799cm" svg:y="5.336cm">
          <draw:text-box>
            <text:p text:style-name="P16">w</text:p>
          </draw:text-box>
        </draw:frame>
        <draw:frame draw:style-name="gr21" draw:text-style-name="P17" draw:layer="layout" svg:width="0.601cm" svg:height="0.911cm" svg:x="28.099cm" svg:y="3.572cm">
          <draw:text-box>
            <text:p text:style-name="P16">h</text:p>
          </draw:text-box>
        </draw:frame>
        <draw:g>
          <draw:custom-shape draw:style-name="gr25" draw:text-style-name="P20" draw:layer="layout" svg:width="5.259cm" svg:height="2.676cm" svg:x="15.199cm" svg:y="2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21" draw:layer="layout" svg:x1="15.199cm" svg:y1="2.469cm" svg:x2="20.458cm" svg:y2="2.469cm">
            <text:p/>
          </draw:line>
          <draw:line draw:style-name="gr26" draw:text-style-name="P21" draw:layer="layout" svg:x1="15.2cm" svg:y1="2.918cm" svg:x2="20.458cm" svg:y2="2.918cm">
            <text:p/>
          </draw:line>
          <draw:line draw:style-name="gr26" draw:text-style-name="P21" draw:layer="layout" svg:x1="15.2cm" svg:y1="3.35cm" svg:x2="20.458cm" svg:y2="3.35cm">
            <text:p/>
          </draw:line>
          <draw:line draw:style-name="gr27" draw:text-style-name="P21" draw:layer="layout" svg:x1="15.201cm" svg:y1="3.769cm" svg:x2="20.458cm" svg:y2="3.769cm">
            <text:p/>
          </draw:line>
          <draw:line draw:style-name="gr27" draw:text-style-name="P21" draw:layer="layout" svg:x1="15.202cm" svg:y1="4.217cm" svg:x2="20.458cm" svg:y2="4.217cm">
            <text:p/>
          </draw:line>
          <draw:line draw:style-name="gr26" draw:text-style-name="P21" draw:layer="layout" svg:x1="15.652cm" svg:y1="2.008cm" svg:x2="15.661cm" svg:y2="4.684cm">
            <text:p/>
          </draw:line>
          <draw:line draw:style-name="gr26" draw:text-style-name="P21" draw:layer="layout" svg:x1="16.088cm" svg:y1="2.009cm" svg:x2="16.097cm" svg:y2="4.685cm">
            <text:p/>
          </draw:line>
          <draw:line draw:style-name="gr26" draw:text-style-name="P21" draw:layer="layout" svg:x1="16.523cm" svg:y1="2.009cm" svg:x2="16.532cm" svg:y2="4.685cm">
            <text:p/>
          </draw:line>
          <draw:line draw:style-name="gr26" draw:text-style-name="P21" draw:layer="layout" svg:x1="16.959cm" svg:y1="2.01cm" svg:x2="16.968cm" svg:y2="4.686cm">
            <text:p/>
          </draw:line>
          <draw:line draw:style-name="gr26" draw:text-style-name="P21" draw:layer="layout" svg:x1="17.395cm" svg:y1="2.011cm" svg:x2="17.404cm" svg:y2="4.687cm">
            <text:p/>
          </draw:line>
          <draw:line draw:style-name="gr26" draw:text-style-name="P21" draw:layer="layout" svg:x1="17.831cm" svg:y1="2.012cm" svg:x2="17.84cm" svg:y2="4.688cm">
            <text:p/>
          </draw:line>
          <draw:line draw:style-name="gr26" draw:text-style-name="P21" draw:layer="layout" svg:x1="18.267cm" svg:y1="2.012cm" svg:x2="18.276cm" svg:y2="4.688cm">
            <text:p/>
          </draw:line>
          <draw:line draw:style-name="gr26" draw:text-style-name="P21" draw:layer="layout" svg:x1="18.703cm" svg:y1="2.013cm" svg:x2="18.712cm" svg:y2="4.689cm">
            <text:p/>
          </draw:line>
          <draw:line draw:style-name="gr26" draw:text-style-name="P21" draw:layer="layout" svg:x1="19.139cm" svg:y1="2.014cm" svg:x2="19.148cm" svg:y2="4.69cm">
            <text:p/>
          </draw:line>
          <draw:line draw:style-name="gr26" draw:text-style-name="P21" draw:layer="layout" svg:x1="19.575cm" svg:y1="2.015cm" svg:x2="19.584cm" svg:y2="4.691cm">
            <text:p/>
          </draw:line>
          <draw:line draw:style-name="gr26" draw:text-style-name="P21" draw:layer="layout" svg:x1="20.011cm" svg:y1="2.015cm" svg:x2="20.02cm" svg:y2="4.691cm">
            <text:p/>
          </draw:line>
          <draw:line draw:style-name="gr26" draw:text-style-name="P21" draw:layer="layout" svg:x1="20.446cm" svg:y1="2.016cm" svg:x2="20.455cm" svg:y2="4.692cm">
            <text:p/>
          </draw:line>
        </draw:g>
        <draw:g>
          <draw:custom-shape draw:style-name="gr28" draw:text-style-name="P22" draw:layer="layout" svg:width="5.259cm" svg:height="2.676cm" svg:x="15.381cm" svg:y="2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3" draw:layer="layout" svg:x1="15.381cm" svg:y1="2.651cm" svg:x2="20.64cm" svg:y2="2.651cm">
            <text:p/>
          </draw:line>
          <draw:line draw:style-name="gr29" draw:text-style-name="P23" draw:layer="layout" svg:x1="15.382cm" svg:y1="3.1cm" svg:x2="20.64cm" svg:y2="3.1cm">
            <text:p/>
          </draw:line>
          <draw:line draw:style-name="gr29" draw:text-style-name="P23" draw:layer="layout" svg:x1="15.382cm" svg:y1="3.532cm" svg:x2="20.64cm" svg:y2="3.532cm">
            <text:p/>
          </draw:line>
          <draw:line draw:style-name="gr30" draw:text-style-name="P23" draw:layer="layout" svg:x1="15.383cm" svg:y1="3.951cm" svg:x2="20.64cm" svg:y2="3.951cm">
            <text:p/>
          </draw:line>
          <draw:line draw:style-name="gr30" draw:text-style-name="P23" draw:layer="layout" svg:x1="15.384cm" svg:y1="4.399cm" svg:x2="20.64cm" svg:y2="4.399cm">
            <text:p/>
          </draw:line>
          <draw:line draw:style-name="gr29" draw:text-style-name="P23" draw:layer="layout" svg:x1="15.833cm" svg:y1="2.19cm" svg:x2="15.842cm" svg:y2="4.866cm">
            <text:p/>
          </draw:line>
          <draw:line draw:style-name="gr29" draw:text-style-name="P23" draw:layer="layout" svg:x1="16.269cm" svg:y1="2.191cm" svg:x2="16.278cm" svg:y2="4.867cm">
            <text:p/>
          </draw:line>
          <draw:line draw:style-name="gr29" draw:text-style-name="P23" draw:layer="layout" svg:x1="16.705cm" svg:y1="2.191cm" svg:x2="16.714cm" svg:y2="4.867cm">
            <text:p/>
          </draw:line>
          <draw:line draw:style-name="gr29" draw:text-style-name="P23" draw:layer="layout" svg:x1="17.141cm" svg:y1="2.192cm" svg:x2="17.15cm" svg:y2="4.868cm">
            <text:p/>
          </draw:line>
          <draw:line draw:style-name="gr29" draw:text-style-name="P23" draw:layer="layout" svg:x1="17.577cm" svg:y1="2.193cm" svg:x2="17.586cm" svg:y2="4.869cm">
            <text:p/>
          </draw:line>
          <draw:line draw:style-name="gr29" draw:text-style-name="P23" draw:layer="layout" svg:x1="18.013cm" svg:y1="2.193cm" svg:x2="18.022cm" svg:y2="4.869cm">
            <text:p/>
          </draw:line>
          <draw:line draw:style-name="gr29" draw:text-style-name="P23" draw:layer="layout" svg:x1="18.449cm" svg:y1="2.194cm" svg:x2="18.458cm" svg:y2="4.87cm">
            <text:p/>
          </draw:line>
          <draw:line draw:style-name="gr29" draw:text-style-name="P23" draw:layer="layout" svg:x1="18.885cm" svg:y1="2.195cm" svg:x2="18.894cm" svg:y2="4.871cm">
            <text:p/>
          </draw:line>
          <draw:line draw:style-name="gr29" draw:text-style-name="P23" draw:layer="layout" svg:x1="19.321cm" svg:y1="2.196cm" svg:x2="19.33cm" svg:y2="4.872cm">
            <text:p/>
          </draw:line>
          <draw:line draw:style-name="gr29" draw:text-style-name="P23" draw:layer="layout" svg:x1="19.757cm" svg:y1="2.196cm" svg:x2="19.766cm" svg:y2="4.872cm">
            <text:p/>
          </draw:line>
          <draw:line draw:style-name="gr29" draw:text-style-name="P23" draw:layer="layout" svg:x1="20.192cm" svg:y1="2.197cm" svg:x2="20.201cm" svg:y2="4.873cm">
            <text:p/>
          </draw:line>
          <draw:line draw:style-name="gr29" draw:text-style-name="P23" draw:layer="layout" svg:x1="20.628cm" svg:y1="2.198cm" svg:x2="20.637cm" svg:y2="4.874cm">
            <text:p/>
          </draw:line>
        </draw:g>
        <draw:g>
          <draw:custom-shape draw:style-name="gr28" draw:text-style-name="P22" draw:layer="layout" svg:width="5.259cm" svg:height="2.676cm" svg:x="15.607cm" svg:y="2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3" draw:layer="layout" svg:x1="15.607cm" svg:y1="2.878cm" svg:x2="20.866cm" svg:y2="2.878cm">
            <text:p/>
          </draw:line>
          <draw:line draw:style-name="gr29" draw:text-style-name="P23" draw:layer="layout" svg:x1="15.608cm" svg:y1="3.326cm" svg:x2="20.866cm" svg:y2="3.326cm">
            <text:p/>
          </draw:line>
          <draw:line draw:style-name="gr29" draw:text-style-name="P23" draw:layer="layout" svg:x1="15.609cm" svg:y1="3.759cm" svg:x2="20.867cm" svg:y2="3.759cm">
            <text:p/>
          </draw:line>
          <draw:line draw:style-name="gr30" draw:text-style-name="P23" draw:layer="layout" svg:x1="15.61cm" svg:y1="4.177cm" svg:x2="20.867cm" svg:y2="4.177cm">
            <text:p/>
          </draw:line>
          <draw:line draw:style-name="gr30" draw:text-style-name="P23" draw:layer="layout" svg:x1="15.61cm" svg:y1="4.626cm" svg:x2="20.866cm" svg:y2="4.626cm">
            <text:p/>
          </draw:line>
          <draw:line draw:style-name="gr29" draw:text-style-name="P23" draw:layer="layout" svg:x1="16.06cm" svg:y1="2.416cm" svg:x2="16.069cm" svg:y2="5.092cm">
            <text:p/>
          </draw:line>
          <draw:line draw:style-name="gr29" draw:text-style-name="P23" draw:layer="layout" svg:x1="16.496cm" svg:y1="2.417cm" svg:x2="16.505cm" svg:y2="5.093cm">
            <text:p/>
          </draw:line>
          <draw:line draw:style-name="gr29" draw:text-style-name="P23" draw:layer="layout" svg:x1="16.932cm" svg:y1="2.418cm" svg:x2="16.941cm" svg:y2="5.094cm">
            <text:p/>
          </draw:line>
          <draw:line draw:style-name="gr29" draw:text-style-name="P23" draw:layer="layout" svg:x1="17.368cm" svg:y1="2.419cm" svg:x2="17.377cm" svg:y2="5.095cm">
            <text:p/>
          </draw:line>
          <draw:line draw:style-name="gr29" draw:text-style-name="P23" draw:layer="layout" svg:x1="17.804cm" svg:y1="2.419cm" svg:x2="17.813cm" svg:y2="5.095cm">
            <text:p/>
          </draw:line>
          <draw:line draw:style-name="gr29" draw:text-style-name="P23" draw:layer="layout" svg:x1="18.239cm" svg:y1="2.42cm" svg:x2="18.248cm" svg:y2="5.096cm">
            <text:p/>
          </draw:line>
          <draw:line draw:style-name="gr29" draw:text-style-name="P23" draw:layer="layout" svg:x1="18.675cm" svg:y1="2.421cm" svg:x2="18.684cm" svg:y2="5.097cm">
            <text:p/>
          </draw:line>
          <draw:line draw:style-name="gr29" draw:text-style-name="P23" draw:layer="layout" svg:x1="19.111cm" svg:y1="2.421cm" svg:x2="19.12cm" svg:y2="5.097cm">
            <text:p/>
          </draw:line>
          <draw:line draw:style-name="gr29" draw:text-style-name="P23" draw:layer="layout" svg:x1="19.547cm" svg:y1="2.422cm" svg:x2="19.556cm" svg:y2="5.098cm">
            <text:p/>
          </draw:line>
          <draw:line draw:style-name="gr29" draw:text-style-name="P23" draw:layer="layout" svg:x1="19.983cm" svg:y1="2.423cm" svg:x2="19.992cm" svg:y2="5.099cm">
            <text:p/>
          </draw:line>
          <draw:line draw:style-name="gr29" draw:text-style-name="P23" draw:layer="layout" svg:x1="20.419cm" svg:y1="2.424cm" svg:x2="20.428cm" svg:y2="5.1cm">
            <text:p/>
          </draw:line>
          <draw:line draw:style-name="gr29" draw:text-style-name="P23" draw:layer="layout" svg:x1="20.855cm" svg:y1="2.424cm" svg:x2="20.864cm" svg:y2="5.1cm">
            <text:p/>
          </draw:line>
        </draw:g>
        <draw:frame draw:style-name="gr19" draw:text-style-name="P14" draw:layer="layout" svg:width="3.959cm" svg:height="0.762cm" svg:x="16.329cm" svg:y="1.12cm">
          <draw:text-box>
            <text:p text:style-name="P13">Detector Data</text:p>
          </draw:text-box>
        </draw:frame>
        <draw:line draw:style-name="gr20" draw:text-style-name="P15" draw:layer="layout" svg:x1="16.058cm" svg:y1="5.776cm" svg:x2="21.299cm" svg:y2="5.776cm">
          <text:p/>
        </draw:line>
        <draw:line draw:style-name="gr20" draw:text-style-name="P15" draw:layer="layout" svg:x1="21.564cm" svg:y1="2.524cm" svg:x2="21.564cm" svg:y2="5.148cm">
          <text:p/>
        </draw:line>
        <draw:frame draw:style-name="gr21" draw:text-style-name="P17" draw:layer="layout" svg:width="2.702cm" svg:height="0.911cm" svg:x="18.288cm" svg:y="5.645cm">
          <draw:text-box>
            <text:p text:style-name="P16">w</text:p>
          </draw:text-box>
        </draw:frame>
        <draw:frame draw:style-name="gr21" draw:text-style-name="P17" draw:layer="layout" svg:width="1.985cm" svg:height="0.911cm" svg:x="21.544cm" svg:y="3.571cm">
          <draw:text-box>
            <text:p text:style-name="P16">h</text:p>
          </draw:text-box>
        </draw:frame>
        <draw:g>
          <draw:custom-shape draw:style-name="gr31" draw:text-style-name="P24" draw:layer="layout" svg:width="5.259cm" svg:height="2.676cm" svg:x="15.807cm" svg:y="2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5" draw:layer="layout" svg:x1="15.807cm" svg:y1="3.128cm" svg:x2="21.066cm" svg:y2="3.128cm">
            <text:p/>
          </draw:line>
          <draw:line draw:style-name="gr32" draw:text-style-name="P25" draw:layer="layout" svg:x1="15.808cm" svg:y1="3.576cm" svg:x2="21.066cm" svg:y2="3.576cm">
            <text:p/>
          </draw:line>
          <draw:line draw:style-name="gr32" draw:text-style-name="P25" draw:layer="layout" svg:x1="15.809cm" svg:y1="4.009cm" svg:x2="21.067cm" svg:y2="4.009cm">
            <text:p/>
          </draw:line>
          <draw:line draw:style-name="gr33" draw:text-style-name="P25" draw:layer="layout" svg:x1="15.81cm" svg:y1="4.427cm" svg:x2="21.067cm" svg:y2="4.427cm">
            <text:p/>
          </draw:line>
          <draw:line draw:style-name="gr33" draw:text-style-name="P25" draw:layer="layout" svg:x1="15.81cm" svg:y1="4.876cm" svg:x2="21.066cm" svg:y2="4.876cm">
            <text:p/>
          </draw:line>
          <draw:line draw:style-name="gr32" draw:text-style-name="P25" draw:layer="layout" svg:x1="16.26cm" svg:y1="2.666cm" svg:x2="16.269cm" svg:y2="5.342cm">
            <text:p/>
          </draw:line>
          <draw:line draw:style-name="gr32" draw:text-style-name="P25" draw:layer="layout" svg:x1="16.696cm" svg:y1="2.667cm" svg:x2="16.705cm" svg:y2="5.343cm">
            <text:p/>
          </draw:line>
          <draw:line draw:style-name="gr32" draw:text-style-name="P25" draw:layer="layout" svg:x1="17.132cm" svg:y1="2.668cm" svg:x2="17.141cm" svg:y2="5.344cm">
            <text:p/>
          </draw:line>
          <draw:line draw:style-name="gr32" draw:text-style-name="P25" draw:layer="layout" svg:x1="17.568cm" svg:y1="2.669cm" svg:x2="17.577cm" svg:y2="5.345cm">
            <text:p/>
          </draw:line>
          <draw:line draw:style-name="gr32" draw:text-style-name="P25" draw:layer="layout" svg:x1="18.004cm" svg:y1="2.669cm" svg:x2="18.013cm" svg:y2="5.345cm">
            <text:p/>
          </draw:line>
          <draw:line draw:style-name="gr32" draw:text-style-name="P25" draw:layer="layout" svg:x1="18.439cm" svg:y1="2.67cm" svg:x2="18.448cm" svg:y2="5.346cm">
            <text:p/>
          </draw:line>
          <draw:line draw:style-name="gr32" draw:text-style-name="P25" draw:layer="layout" svg:x1="18.875cm" svg:y1="2.671cm" svg:x2="18.884cm" svg:y2="5.347cm">
            <text:p/>
          </draw:line>
          <draw:line draw:style-name="gr32" draw:text-style-name="P25" draw:layer="layout" svg:x1="19.311cm" svg:y1="2.671cm" svg:x2="19.32cm" svg:y2="5.347cm">
            <text:p/>
          </draw:line>
          <draw:line draw:style-name="gr32" draw:text-style-name="P25" draw:layer="layout" svg:x1="19.747cm" svg:y1="2.672cm" svg:x2="19.756cm" svg:y2="5.348cm">
            <text:p/>
          </draw:line>
          <draw:line draw:style-name="gr32" draw:text-style-name="P25" draw:layer="layout" svg:x1="20.183cm" svg:y1="2.673cm" svg:x2="20.192cm" svg:y2="5.349cm">
            <text:p/>
          </draw:line>
          <draw:line draw:style-name="gr32" draw:text-style-name="P25" draw:layer="layout" svg:x1="20.619cm" svg:y1="2.674cm" svg:x2="20.628cm" svg:y2="5.35cm">
            <text:p/>
          </draw:line>
          <draw:line draw:style-name="gr32" draw:text-style-name="P25" draw:layer="layout" svg:x1="21.055cm" svg:y1="2.674cm" svg:x2="21.064cm" svg:y2="5.35cm">
            <text:p/>
          </draw:line>
        </draw:g>
        <draw:g>
          <draw:custom-shape draw:style-name="gr34" draw:text-style-name="P26" draw:layer="layout" svg:width="5.259cm" svg:height="2.676cm" svg:x="16.032cm" svg:y="2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27" draw:layer="layout" svg:x1="16.032cm" svg:y1="3.328cm" svg:x2="21.291cm" svg:y2="3.328cm">
            <text:p/>
          </draw:line>
          <draw:line draw:style-name="gr35" draw:text-style-name="P27" draw:layer="layout" svg:x1="16.033cm" svg:y1="3.776cm" svg:x2="21.291cm" svg:y2="3.776cm">
            <text:p/>
          </draw:line>
          <draw:line draw:style-name="gr35" draw:text-style-name="P27" draw:layer="layout" svg:x1="16.034cm" svg:y1="4.209cm" svg:x2="21.292cm" svg:y2="4.209cm">
            <text:p/>
          </draw:line>
          <draw:line draw:style-name="gr36" draw:text-style-name="P27" draw:layer="layout" svg:x1="16.035cm" svg:y1="4.627cm" svg:x2="21.292cm" svg:y2="4.627cm">
            <text:p/>
          </draw:line>
          <draw:line draw:style-name="gr36" draw:text-style-name="P27" draw:layer="layout" svg:x1="16.035cm" svg:y1="5.076cm" svg:x2="21.291cm" svg:y2="5.076cm">
            <text:p/>
          </draw:line>
          <draw:line draw:style-name="gr35" draw:text-style-name="P27" draw:layer="layout" svg:x1="16.485cm" svg:y1="2.866cm" svg:x2="16.494cm" svg:y2="5.542cm">
            <text:p/>
          </draw:line>
          <draw:line draw:style-name="gr35" draw:text-style-name="P27" draw:layer="layout" svg:x1="16.921cm" svg:y1="2.867cm" svg:x2="16.93cm" svg:y2="5.543cm">
            <text:p/>
          </draw:line>
          <draw:line draw:style-name="gr35" draw:text-style-name="P27" draw:layer="layout" svg:x1="17.357cm" svg:y1="2.868cm" svg:x2="17.366cm" svg:y2="5.544cm">
            <text:p/>
          </draw:line>
          <draw:line draw:style-name="gr35" draw:text-style-name="P27" draw:layer="layout" svg:x1="17.793cm" svg:y1="2.869cm" svg:x2="17.802cm" svg:y2="5.545cm">
            <text:p/>
          </draw:line>
          <draw:line draw:style-name="gr35" draw:text-style-name="P27" draw:layer="layout" svg:x1="18.229cm" svg:y1="2.869cm" svg:x2="18.238cm" svg:y2="5.545cm">
            <text:p/>
          </draw:line>
          <draw:line draw:style-name="gr35" draw:text-style-name="P27" draw:layer="layout" svg:x1="18.664cm" svg:y1="2.87cm" svg:x2="18.673cm" svg:y2="5.546cm">
            <text:p/>
          </draw:line>
          <draw:line draw:style-name="gr35" draw:text-style-name="P27" draw:layer="layout" svg:x1="19.1cm" svg:y1="2.871cm" svg:x2="19.109cm" svg:y2="5.547cm">
            <text:p/>
          </draw:line>
          <draw:line draw:style-name="gr35" draw:text-style-name="P27" draw:layer="layout" svg:x1="19.536cm" svg:y1="2.871cm" svg:x2="19.545cm" svg:y2="5.547cm">
            <text:p/>
          </draw:line>
          <draw:line draw:style-name="gr35" draw:text-style-name="P27" draw:layer="layout" svg:x1="19.972cm" svg:y1="2.872cm" svg:x2="19.981cm" svg:y2="5.548cm">
            <text:p/>
          </draw:line>
          <draw:line draw:style-name="gr35" draw:text-style-name="P27" draw:layer="layout" svg:x1="20.408cm" svg:y1="2.873cm" svg:x2="20.417cm" svg:y2="5.549cm">
            <text:p/>
          </draw:line>
          <draw:line draw:style-name="gr35" draw:text-style-name="P27" draw:layer="layout" svg:x1="20.844cm" svg:y1="2.874cm" svg:x2="20.853cm" svg:y2="5.55cm">
            <text:p/>
          </draw:line>
          <draw:line draw:style-name="gr35" draw:text-style-name="P27" draw:layer="layout" svg:x1="21.28cm" svg:y1="2.874cm" svg:x2="21.289cm" svg:y2="5.55cm">
            <text:p/>
          </draw:line>
        </draw:g>
        <draw:line draw:style-name="gr20" draw:text-style-name="P15" draw:layer="layout" svg:x1="15.059cm" svg:y1="4.76cm" svg:x2="15.859cm" svg:y2="5.723cm">
          <text:p/>
        </draw:line>
        <draw:frame draw:style-name="gr37" draw:text-style-name="P17" draw:layer="layout" svg:width="0.717cm" svg:height="0.644cm" svg:x="14.888cm" svg:y="5.079cm">
          <draw:text-box>
            <text:p text:style-name="P16">n</text:p>
          </draw:text-box>
        </draw:frame>
        <draw:custom-shape draw:style-name="gr38" draw:text-style-name="P9" draw:layer="layout" svg:width="15.875cm" svg:height="2.286cm" svg:x="6.75cm" svg:y="8.566cm">
          <text:p text:style-name="P28">Energy Conversion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29" draw:layer="layout" svg:width="5.259cm" svg:height="2.676cm" svg:x="7.82cm" svg:y="13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0" draw:text-style-name="P30" draw:layer="layout" svg:x1="7.82cm" svg:y1="14.305cm" svg:x2="13.079cm" svg:y2="14.305cm">
            <text:p/>
          </draw:line>
          <draw:line draw:style-name="gr40" draw:text-style-name="P30" draw:layer="layout" svg:x1="7.821cm" svg:y1="14.754cm" svg:x2="13.079cm" svg:y2="14.754cm">
            <text:p/>
          </draw:line>
          <draw:line draw:style-name="gr40" draw:text-style-name="P30" draw:layer="layout" svg:x1="7.821cm" svg:y1="15.186cm" svg:x2="13.079cm" svg:y2="15.186cm">
            <text:p/>
          </draw:line>
          <draw:line draw:style-name="gr41" draw:text-style-name="P30" draw:layer="layout" svg:x1="7.822cm" svg:y1="15.605cm" svg:x2="13.079cm" svg:y2="15.605cm">
            <text:p/>
          </draw:line>
          <draw:line draw:style-name="gr41" draw:text-style-name="P30" draw:layer="layout" svg:x1="7.823cm" svg:y1="16.053cm" svg:x2="13.079cm" svg:y2="16.053cm">
            <text:p/>
          </draw:line>
          <draw:line draw:style-name="gr40" draw:text-style-name="P30" draw:layer="layout" svg:x1="8.273cm" svg:y1="13.844cm" svg:x2="8.282cm" svg:y2="16.52cm">
            <text:p/>
          </draw:line>
          <draw:line draw:style-name="gr40" draw:text-style-name="P30" draw:layer="layout" svg:x1="8.709cm" svg:y1="13.845cm" svg:x2="8.718cm" svg:y2="16.521cm">
            <text:p/>
          </draw:line>
          <draw:line draw:style-name="gr40" draw:text-style-name="P30" draw:layer="layout" svg:x1="9.144cm" svg:y1="13.845cm" svg:x2="9.153cm" svg:y2="16.521cm">
            <text:p/>
          </draw:line>
          <draw:line draw:style-name="gr40" draw:text-style-name="P30" draw:layer="layout" svg:x1="9.58cm" svg:y1="13.846cm" svg:x2="9.589cm" svg:y2="16.522cm">
            <text:p/>
          </draw:line>
          <draw:line draw:style-name="gr40" draw:text-style-name="P30" draw:layer="layout" svg:x1="10.016cm" svg:y1="13.847cm" svg:x2="10.025cm" svg:y2="16.523cm">
            <text:p/>
          </draw:line>
          <draw:line draw:style-name="gr40" draw:text-style-name="P30" draw:layer="layout" svg:x1="10.452cm" svg:y1="13.848cm" svg:x2="10.461cm" svg:y2="16.524cm">
            <text:p/>
          </draw:line>
          <draw:line draw:style-name="gr40" draw:text-style-name="P30" draw:layer="layout" svg:x1="10.888cm" svg:y1="13.848cm" svg:x2="10.897cm" svg:y2="16.524cm">
            <text:p/>
          </draw:line>
          <draw:line draw:style-name="gr40" draw:text-style-name="P30" draw:layer="layout" svg:x1="11.324cm" svg:y1="13.849cm" svg:x2="11.333cm" svg:y2="16.525cm">
            <text:p/>
          </draw:line>
          <draw:line draw:style-name="gr40" draw:text-style-name="P30" draw:layer="layout" svg:x1="11.76cm" svg:y1="13.85cm" svg:x2="11.769cm" svg:y2="16.526cm">
            <text:p/>
          </draw:line>
          <draw:line draw:style-name="gr40" draw:text-style-name="P30" draw:layer="layout" svg:x1="12.196cm" svg:y1="13.851cm" svg:x2="12.205cm" svg:y2="16.527cm">
            <text:p/>
          </draw:line>
          <draw:line draw:style-name="gr40" draw:text-style-name="P30" draw:layer="layout" svg:x1="12.632cm" svg:y1="13.851cm" svg:x2="12.641cm" svg:y2="16.527cm">
            <text:p/>
          </draw:line>
          <draw:line draw:style-name="gr40" draw:text-style-name="P30" draw:layer="layout" svg:x1="13.067cm" svg:y1="13.852cm" svg:x2="13.076cm" svg:y2="16.528cm">
            <text:p/>
          </draw:line>
        </draw:g>
        <draw:g>
          <draw:custom-shape draw:style-name="gr42" draw:text-style-name="P31" draw:layer="layout" svg:width="5.259cm" svg:height="2.676cm" svg:x="8.002cm" svg:y="14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2" draw:layer="layout" svg:x1="8.002cm" svg:y1="14.487cm" svg:x2="13.261cm" svg:y2="14.487cm">
            <text:p/>
          </draw:line>
          <draw:line draw:style-name="gr43" draw:text-style-name="P32" draw:layer="layout" svg:x1="8.003cm" svg:y1="14.936cm" svg:x2="13.261cm" svg:y2="14.936cm">
            <text:p/>
          </draw:line>
          <draw:line draw:style-name="gr43" draw:text-style-name="P32" draw:layer="layout" svg:x1="8.003cm" svg:y1="15.368cm" svg:x2="13.261cm" svg:y2="15.368cm">
            <text:p/>
          </draw:line>
          <draw:line draw:style-name="gr44" draw:text-style-name="P32" draw:layer="layout" svg:x1="8.004cm" svg:y1="15.787cm" svg:x2="13.261cm" svg:y2="15.787cm">
            <text:p/>
          </draw:line>
          <draw:line draw:style-name="gr44" draw:text-style-name="P32" draw:layer="layout" svg:x1="8.005cm" svg:y1="16.235cm" svg:x2="13.261cm" svg:y2="16.235cm">
            <text:p/>
          </draw:line>
          <draw:line draw:style-name="gr43" draw:text-style-name="P32" draw:layer="layout" svg:x1="8.454cm" svg:y1="14.026cm" svg:x2="8.463cm" svg:y2="16.702cm">
            <text:p/>
          </draw:line>
          <draw:line draw:style-name="gr43" draw:text-style-name="P32" draw:layer="layout" svg:x1="8.89cm" svg:y1="14.027cm" svg:x2="8.899cm" svg:y2="16.703cm">
            <text:p/>
          </draw:line>
          <draw:line draw:style-name="gr43" draw:text-style-name="P32" draw:layer="layout" svg:x1="9.326cm" svg:y1="14.027cm" svg:x2="9.335cm" svg:y2="16.703cm">
            <text:p/>
          </draw:line>
          <draw:line draw:style-name="gr43" draw:text-style-name="P32" draw:layer="layout" svg:x1="9.762cm" svg:y1="14.028cm" svg:x2="9.771cm" svg:y2="16.704cm">
            <text:p/>
          </draw:line>
          <draw:line draw:style-name="gr43" draw:text-style-name="P32" draw:layer="layout" svg:x1="10.198cm" svg:y1="14.029cm" svg:x2="10.207cm" svg:y2="16.705cm">
            <text:p/>
          </draw:line>
          <draw:line draw:style-name="gr43" draw:text-style-name="P32" draw:layer="layout" svg:x1="10.634cm" svg:y1="14.029cm" svg:x2="10.643cm" svg:y2="16.705cm">
            <text:p/>
          </draw:line>
          <draw:line draw:style-name="gr43" draw:text-style-name="P32" draw:layer="layout" svg:x1="11.07cm" svg:y1="14.03cm" svg:x2="11.079cm" svg:y2="16.706cm">
            <text:p/>
          </draw:line>
          <draw:line draw:style-name="gr43" draw:text-style-name="P32" draw:layer="layout" svg:x1="11.506cm" svg:y1="14.031cm" svg:x2="11.515cm" svg:y2="16.707cm">
            <text:p/>
          </draw:line>
          <draw:line draw:style-name="gr43" draw:text-style-name="P32" draw:layer="layout" svg:x1="11.942cm" svg:y1="14.032cm" svg:x2="11.951cm" svg:y2="16.708cm">
            <text:p/>
          </draw:line>
          <draw:line draw:style-name="gr43" draw:text-style-name="P32" draw:layer="layout" svg:x1="12.378cm" svg:y1="14.032cm" svg:x2="12.387cm" svg:y2="16.708cm">
            <text:p/>
          </draw:line>
          <draw:line draw:style-name="gr43" draw:text-style-name="P32" draw:layer="layout" svg:x1="12.813cm" svg:y1="14.033cm" svg:x2="12.822cm" svg:y2="16.709cm">
            <text:p/>
          </draw:line>
          <draw:line draw:style-name="gr43" draw:text-style-name="P32" draw:layer="layout" svg:x1="13.249cm" svg:y1="14.034cm" svg:x2="13.258cm" svg:y2="16.71cm">
            <text:p/>
          </draw:line>
        </draw:g>
        <draw:g>
          <draw:custom-shape draw:style-name="gr45" draw:text-style-name="P33" draw:layer="layout" svg:width="5.259cm" svg:height="2.676cm" svg:x="8.228cm" svg:y="14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4" draw:layer="layout" svg:x1="8.228cm" svg:y1="14.714cm" svg:x2="13.487cm" svg:y2="14.714cm">
            <text:p/>
          </draw:line>
          <draw:line draw:style-name="gr46" draw:text-style-name="P34" draw:layer="layout" svg:x1="8.229cm" svg:y1="15.162cm" svg:x2="13.487cm" svg:y2="15.162cm">
            <text:p/>
          </draw:line>
          <draw:line draw:style-name="gr46" draw:text-style-name="P34" draw:layer="layout" svg:x1="8.23cm" svg:y1="15.595cm" svg:x2="13.488cm" svg:y2="15.595cm">
            <text:p/>
          </draw:line>
          <draw:line draw:style-name="gr47" draw:text-style-name="P34" draw:layer="layout" svg:x1="8.231cm" svg:y1="16.013cm" svg:x2="13.488cm" svg:y2="16.013cm">
            <text:p/>
          </draw:line>
          <draw:line draw:style-name="gr47" draw:text-style-name="P34" draw:layer="layout" svg:x1="8.231cm" svg:y1="16.462cm" svg:x2="13.487cm" svg:y2="16.462cm">
            <text:p/>
          </draw:line>
          <draw:line draw:style-name="gr46" draw:text-style-name="P34" draw:layer="layout" svg:x1="8.681cm" svg:y1="14.252cm" svg:x2="8.69cm" svg:y2="16.928cm">
            <text:p/>
          </draw:line>
          <draw:line draw:style-name="gr46" draw:text-style-name="P34" draw:layer="layout" svg:x1="9.117cm" svg:y1="14.253cm" svg:x2="9.126cm" svg:y2="16.929cm">
            <text:p/>
          </draw:line>
          <draw:line draw:style-name="gr46" draw:text-style-name="P34" draw:layer="layout" svg:x1="9.553cm" svg:y1="14.254cm" svg:x2="9.562cm" svg:y2="16.93cm">
            <text:p/>
          </draw:line>
          <draw:line draw:style-name="gr46" draw:text-style-name="P34" draw:layer="layout" svg:x1="9.989cm" svg:y1="14.255cm" svg:x2="9.998cm" svg:y2="16.931cm">
            <text:p/>
          </draw:line>
          <draw:line draw:style-name="gr46" draw:text-style-name="P34" draw:layer="layout" svg:x1="10.425cm" svg:y1="14.255cm" svg:x2="10.434cm" svg:y2="16.931cm">
            <text:p/>
          </draw:line>
          <draw:line draw:style-name="gr46" draw:text-style-name="P34" draw:layer="layout" svg:x1="10.86cm" svg:y1="14.256cm" svg:x2="10.869cm" svg:y2="16.932cm">
            <text:p/>
          </draw:line>
          <draw:line draw:style-name="gr46" draw:text-style-name="P34" draw:layer="layout" svg:x1="11.296cm" svg:y1="14.257cm" svg:x2="11.305cm" svg:y2="16.933cm">
            <text:p/>
          </draw:line>
          <draw:line draw:style-name="gr46" draw:text-style-name="P34" draw:layer="layout" svg:x1="11.732cm" svg:y1="14.257cm" svg:x2="11.741cm" svg:y2="16.933cm">
            <text:p/>
          </draw:line>
          <draw:line draw:style-name="gr46" draw:text-style-name="P34" draw:layer="layout" svg:x1="12.168cm" svg:y1="14.258cm" svg:x2="12.177cm" svg:y2="16.934cm">
            <text:p/>
          </draw:line>
          <draw:line draw:style-name="gr46" draw:text-style-name="P34" draw:layer="layout" svg:x1="12.604cm" svg:y1="14.259cm" svg:x2="12.613cm" svg:y2="16.935cm">
            <text:p/>
          </draw:line>
          <draw:line draw:style-name="gr46" draw:text-style-name="P34" draw:layer="layout" svg:x1="13.04cm" svg:y1="14.26cm" svg:x2="13.049cm" svg:y2="16.936cm">
            <text:p/>
          </draw:line>
          <draw:line draw:style-name="gr46" draw:text-style-name="P34" draw:layer="layout" svg:x1="13.476cm" svg:y1="14.26cm" svg:x2="13.485cm" svg:y2="16.936cm">
            <text:p/>
          </draw:line>
        </draw:g>
        <draw:frame draw:style-name="gr48" draw:text-style-name="P14" draw:layer="layout" svg:width="4.857cm" svg:height="1.243cm" svg:x="8.95cm" svg:y="12.956cm">
          <draw:text-box>
            <text:p text:style-name="P13">Gain Stage Maps</text:p>
          </draw:text-box>
        </draw:frame>
        <draw:line draw:style-name="gr20" draw:text-style-name="P15" draw:layer="layout" svg:x1="8.679cm" svg:y1="17.612cm" svg:x2="13.92cm" svg:y2="17.612cm">
          <text:p/>
        </draw:line>
        <draw:line draw:style-name="gr20" draw:text-style-name="P15" draw:layer="layout" svg:x1="14.185cm" svg:y1="14.76cm" svg:x2="14.185cm" svg:y2="17.384cm">
          <text:p/>
        </draw:line>
        <draw:frame draw:style-name="gr21" draw:text-style-name="P17" draw:layer="layout" svg:width="2.702cm" svg:height="0.911cm" svg:x="11.309cm" svg:y="17.481cm">
          <draw:text-box>
            <text:p text:style-name="P16">w</text:p>
          </draw:text-box>
        </draw:frame>
        <draw:g>
          <draw:custom-shape draw:style-name="gr49" draw:text-style-name="P35" draw:layer="layout" svg:width="5.259cm" svg:height="2.676cm" svg:x="8.428cm" svg:y="14.5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6" draw:layer="layout" svg:x1="8.428cm" svg:y1="14.964cm" svg:x2="13.687cm" svg:y2="14.964cm">
            <text:p/>
          </draw:line>
          <draw:line draw:style-name="gr50" draw:text-style-name="P36" draw:layer="layout" svg:x1="8.429cm" svg:y1="15.412cm" svg:x2="13.687cm" svg:y2="15.412cm">
            <text:p/>
          </draw:line>
          <draw:line draw:style-name="gr50" draw:text-style-name="P36" draw:layer="layout" svg:x1="8.43cm" svg:y1="15.845cm" svg:x2="13.688cm" svg:y2="15.845cm">
            <text:p/>
          </draw:line>
          <draw:line draw:style-name="gr51" draw:text-style-name="P36" draw:layer="layout" svg:x1="8.431cm" svg:y1="16.263cm" svg:x2="13.688cm" svg:y2="16.263cm">
            <text:p/>
          </draw:line>
          <draw:line draw:style-name="gr51" draw:text-style-name="P36" draw:layer="layout" svg:x1="8.431cm" svg:y1="16.712cm" svg:x2="13.687cm" svg:y2="16.712cm">
            <text:p/>
          </draw:line>
          <draw:line draw:style-name="gr50" draw:text-style-name="P36" draw:layer="layout" svg:x1="8.881cm" svg:y1="14.502cm" svg:x2="8.89cm" svg:y2="17.178cm">
            <text:p/>
          </draw:line>
          <draw:line draw:style-name="gr50" draw:text-style-name="P36" draw:layer="layout" svg:x1="9.317cm" svg:y1="14.503cm" svg:x2="9.326cm" svg:y2="17.179cm">
            <text:p/>
          </draw:line>
          <draw:line draw:style-name="gr50" draw:text-style-name="P36" draw:layer="layout" svg:x1="9.753cm" svg:y1="14.504cm" svg:x2="9.762cm" svg:y2="17.18cm">
            <text:p/>
          </draw:line>
          <draw:line draw:style-name="gr50" draw:text-style-name="P36" draw:layer="layout" svg:x1="10.189cm" svg:y1="14.505cm" svg:x2="10.198cm" svg:y2="17.181cm">
            <text:p/>
          </draw:line>
          <draw:line draw:style-name="gr50" draw:text-style-name="P36" draw:layer="layout" svg:x1="10.625cm" svg:y1="14.505cm" svg:x2="10.634cm" svg:y2="17.181cm">
            <text:p/>
          </draw:line>
          <draw:line draw:style-name="gr50" draw:text-style-name="P36" draw:layer="layout" svg:x1="11.06cm" svg:y1="14.506cm" svg:x2="11.069cm" svg:y2="17.182cm">
            <text:p/>
          </draw:line>
          <draw:line draw:style-name="gr50" draw:text-style-name="P36" draw:layer="layout" svg:x1="11.496cm" svg:y1="14.507cm" svg:x2="11.505cm" svg:y2="17.183cm">
            <text:p/>
          </draw:line>
          <draw:line draw:style-name="gr50" draw:text-style-name="P36" draw:layer="layout" svg:x1="11.932cm" svg:y1="14.507cm" svg:x2="11.941cm" svg:y2="17.183cm">
            <text:p/>
          </draw:line>
          <draw:line draw:style-name="gr50" draw:text-style-name="P36" draw:layer="layout" svg:x1="12.368cm" svg:y1="14.508cm" svg:x2="12.377cm" svg:y2="17.184cm">
            <text:p/>
          </draw:line>
          <draw:line draw:style-name="gr50" draw:text-style-name="P36" draw:layer="layout" svg:x1="12.804cm" svg:y1="14.509cm" svg:x2="12.813cm" svg:y2="17.185cm">
            <text:p/>
          </draw:line>
          <draw:line draw:style-name="gr50" draw:text-style-name="P36" draw:layer="layout" svg:x1="13.24cm" svg:y1="14.51cm" svg:x2="13.249cm" svg:y2="17.186cm">
            <text:p/>
          </draw:line>
          <draw:line draw:style-name="gr50" draw:text-style-name="P36" draw:layer="layout" svg:x1="13.676cm" svg:y1="14.51cm" svg:x2="13.685cm" svg:y2="17.186cm">
            <text:p/>
          </draw:line>
        </draw:g>
        <draw:g>
          <draw:custom-shape draw:style-name="gr52" draw:text-style-name="P37" draw:layer="layout" svg:width="5.259cm" svg:height="2.676cm" svg:x="8.653cm" svg:y="1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38" draw:layer="layout" svg:x1="8.653cm" svg:y1="15.164cm" svg:x2="13.912cm" svg:y2="15.164cm">
            <text:p/>
          </draw:line>
          <draw:line draw:style-name="gr53" draw:text-style-name="P38" draw:layer="layout" svg:x1="8.654cm" svg:y1="15.612cm" svg:x2="13.912cm" svg:y2="15.612cm">
            <text:p/>
          </draw:line>
          <draw:line draw:style-name="gr53" draw:text-style-name="P38" draw:layer="layout" svg:x1="8.655cm" svg:y1="16.045cm" svg:x2="13.913cm" svg:y2="16.045cm">
            <text:p/>
          </draw:line>
          <draw:line draw:style-name="gr54" draw:text-style-name="P38" draw:layer="layout" svg:x1="8.656cm" svg:y1="16.463cm" svg:x2="13.913cm" svg:y2="16.463cm">
            <text:p/>
          </draw:line>
          <draw:line draw:style-name="gr54" draw:text-style-name="P38" draw:layer="layout" svg:x1="8.656cm" svg:y1="16.912cm" svg:x2="13.912cm" svg:y2="16.912cm">
            <text:p/>
          </draw:line>
          <draw:line draw:style-name="gr53" draw:text-style-name="P38" draw:layer="layout" svg:x1="9.106cm" svg:y1="14.702cm" svg:x2="9.115cm" svg:y2="17.378cm">
            <text:p/>
          </draw:line>
          <draw:line draw:style-name="gr53" draw:text-style-name="P38" draw:layer="layout" svg:x1="9.542cm" svg:y1="14.703cm" svg:x2="9.551cm" svg:y2="17.379cm">
            <text:p/>
          </draw:line>
          <draw:line draw:style-name="gr53" draw:text-style-name="P38" draw:layer="layout" svg:x1="9.978cm" svg:y1="14.704cm" svg:x2="9.987cm" svg:y2="17.38cm">
            <text:p/>
          </draw:line>
          <draw:line draw:style-name="gr53" draw:text-style-name="P38" draw:layer="layout" svg:x1="10.414cm" svg:y1="14.705cm" svg:x2="10.423cm" svg:y2="17.381cm">
            <text:p/>
          </draw:line>
          <draw:line draw:style-name="gr53" draw:text-style-name="P38" draw:layer="layout" svg:x1="10.85cm" svg:y1="14.705cm" svg:x2="10.859cm" svg:y2="17.381cm">
            <text:p/>
          </draw:line>
          <draw:line draw:style-name="gr53" draw:text-style-name="P38" draw:layer="layout" svg:x1="11.285cm" svg:y1="14.706cm" svg:x2="11.294cm" svg:y2="17.382cm">
            <text:p/>
          </draw:line>
          <draw:line draw:style-name="gr53" draw:text-style-name="P38" draw:layer="layout" svg:x1="11.721cm" svg:y1="14.707cm" svg:x2="11.73cm" svg:y2="17.383cm">
            <text:p/>
          </draw:line>
          <draw:line draw:style-name="gr53" draw:text-style-name="P38" draw:layer="layout" svg:x1="12.157cm" svg:y1="14.707cm" svg:x2="12.166cm" svg:y2="17.383cm">
            <text:p/>
          </draw:line>
          <draw:line draw:style-name="gr53" draw:text-style-name="P38" draw:layer="layout" svg:x1="12.593cm" svg:y1="14.708cm" svg:x2="12.602cm" svg:y2="17.384cm">
            <text:p/>
          </draw:line>
          <draw:line draw:style-name="gr53" draw:text-style-name="P38" draw:layer="layout" svg:x1="13.029cm" svg:y1="14.709cm" svg:x2="13.038cm" svg:y2="17.385cm">
            <text:p/>
          </draw:line>
          <draw:line draw:style-name="gr53" draw:text-style-name="P38" draw:layer="layout" svg:x1="13.465cm" svg:y1="14.71cm" svg:x2="13.474cm" svg:y2="17.386cm">
            <text:p/>
          </draw:line>
          <draw:line draw:style-name="gr53" draw:text-style-name="P38" draw:layer="layout" svg:x1="13.901cm" svg:y1="14.71cm" svg:x2="13.91cm" svg:y2="17.386cm">
            <text:p/>
          </draw:line>
        </draw:g>
        <draw:line draw:style-name="gr20" draw:text-style-name="P15" draw:layer="layout" svg:x1="7.68cm" svg:y1="16.596cm" svg:x2="8.48cm" svg:y2="17.559cm">
          <text:p/>
        </draw:line>
        <draw:frame draw:style-name="gr37" draw:text-style-name="P17" draw:layer="layout" svg:width="0.717cm" svg:height="0.644cm" svg:x="7.509cm" svg:y="16.915cm">
          <draw:text-box>
            <text:p text:style-name="P16">n</text:p>
          </draw:text-box>
        </draw:frame>
        <draw:g>
          <draw:custom-shape draw:style-name="gr25" draw:text-style-name="P20" draw:layer="layout" svg:width="5.259cm" svg:height="2.676cm" svg:x="15.277cm" svg:y="14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21" draw:layer="layout" svg:x1="15.277cm" svg:y1="14.469cm" svg:x2="20.536cm" svg:y2="14.469cm">
            <text:p/>
          </draw:line>
          <draw:line draw:style-name="gr26" draw:text-style-name="P21" draw:layer="layout" svg:x1="15.278cm" svg:y1="14.918cm" svg:x2="20.536cm" svg:y2="14.918cm">
            <text:p/>
          </draw:line>
          <draw:line draw:style-name="gr26" draw:text-style-name="P21" draw:layer="layout" svg:x1="15.278cm" svg:y1="15.35cm" svg:x2="20.536cm" svg:y2="15.35cm">
            <text:p/>
          </draw:line>
          <draw:line draw:style-name="gr27" draw:text-style-name="P21" draw:layer="layout" svg:x1="15.279cm" svg:y1="15.769cm" svg:x2="20.536cm" svg:y2="15.769cm">
            <text:p/>
          </draw:line>
          <draw:line draw:style-name="gr27" draw:text-style-name="P21" draw:layer="layout" svg:x1="15.28cm" svg:y1="16.217cm" svg:x2="20.536cm" svg:y2="16.217cm">
            <text:p/>
          </draw:line>
          <draw:line draw:style-name="gr26" draw:text-style-name="P21" draw:layer="layout" svg:x1="15.73cm" svg:y1="14.008cm" svg:x2="15.739cm" svg:y2="16.684cm">
            <text:p/>
          </draw:line>
          <draw:line draw:style-name="gr26" draw:text-style-name="P21" draw:layer="layout" svg:x1="16.166cm" svg:y1="14.009cm" svg:x2="16.175cm" svg:y2="16.685cm">
            <text:p/>
          </draw:line>
          <draw:line draw:style-name="gr26" draw:text-style-name="P21" draw:layer="layout" svg:x1="16.601cm" svg:y1="14.009cm" svg:x2="16.61cm" svg:y2="16.685cm">
            <text:p/>
          </draw:line>
          <draw:line draw:style-name="gr26" draw:text-style-name="P21" draw:layer="layout" svg:x1="17.037cm" svg:y1="14.01cm" svg:x2="17.046cm" svg:y2="16.686cm">
            <text:p/>
          </draw:line>
          <draw:line draw:style-name="gr26" draw:text-style-name="P21" draw:layer="layout" svg:x1="17.473cm" svg:y1="14.011cm" svg:x2="17.482cm" svg:y2="16.687cm">
            <text:p/>
          </draw:line>
          <draw:line draw:style-name="gr26" draw:text-style-name="P21" draw:layer="layout" svg:x1="17.909cm" svg:y1="14.012cm" svg:x2="17.918cm" svg:y2="16.688cm">
            <text:p/>
          </draw:line>
          <draw:line draw:style-name="gr26" draw:text-style-name="P21" draw:layer="layout" svg:x1="18.345cm" svg:y1="14.012cm" svg:x2="18.354cm" svg:y2="16.688cm">
            <text:p/>
          </draw:line>
          <draw:line draw:style-name="gr26" draw:text-style-name="P21" draw:layer="layout" svg:x1="18.781cm" svg:y1="14.013cm" svg:x2="18.79cm" svg:y2="16.689cm">
            <text:p/>
          </draw:line>
          <draw:line draw:style-name="gr26" draw:text-style-name="P21" draw:layer="layout" svg:x1="19.217cm" svg:y1="14.014cm" svg:x2="19.226cm" svg:y2="16.69cm">
            <text:p/>
          </draw:line>
          <draw:line draw:style-name="gr26" draw:text-style-name="P21" draw:layer="layout" svg:x1="19.653cm" svg:y1="14.015cm" svg:x2="19.662cm" svg:y2="16.691cm">
            <text:p/>
          </draw:line>
          <draw:line draw:style-name="gr26" draw:text-style-name="P21" draw:layer="layout" svg:x1="20.089cm" svg:y1="14.015cm" svg:x2="20.098cm" svg:y2="16.691cm">
            <text:p/>
          </draw:line>
          <draw:line draw:style-name="gr26" draw:text-style-name="P21" draw:layer="layout" svg:x1="20.524cm" svg:y1="14.016cm" svg:x2="20.533cm" svg:y2="16.692cm">
            <text:p/>
          </draw:line>
        </draw:g>
        <draw:g>
          <draw:custom-shape draw:style-name="gr28" draw:text-style-name="P22" draw:layer="layout" svg:width="5.259cm" svg:height="2.676cm" svg:x="15.459cm" svg:y="14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3" draw:layer="layout" svg:x1="15.459cm" svg:y1="14.651cm" svg:x2="20.718cm" svg:y2="14.651cm">
            <text:p/>
          </draw:line>
          <draw:line draw:style-name="gr29" draw:text-style-name="P23" draw:layer="layout" svg:x1="15.46cm" svg:y1="15.1cm" svg:x2="20.718cm" svg:y2="15.1cm">
            <text:p/>
          </draw:line>
          <draw:line draw:style-name="gr29" draw:text-style-name="P23" draw:layer="layout" svg:x1="15.46cm" svg:y1="15.532cm" svg:x2="20.718cm" svg:y2="15.532cm">
            <text:p/>
          </draw:line>
          <draw:line draw:style-name="gr30" draw:text-style-name="P23" draw:layer="layout" svg:x1="15.461cm" svg:y1="15.951cm" svg:x2="20.718cm" svg:y2="15.951cm">
            <text:p/>
          </draw:line>
          <draw:line draw:style-name="gr30" draw:text-style-name="P23" draw:layer="layout" svg:x1="15.462cm" svg:y1="16.399cm" svg:x2="20.718cm" svg:y2="16.399cm">
            <text:p/>
          </draw:line>
          <draw:line draw:style-name="gr29" draw:text-style-name="P23" draw:layer="layout" svg:x1="15.911cm" svg:y1="14.19cm" svg:x2="15.92cm" svg:y2="16.866cm">
            <text:p/>
          </draw:line>
          <draw:line draw:style-name="gr29" draw:text-style-name="P23" draw:layer="layout" svg:x1="16.347cm" svg:y1="14.191cm" svg:x2="16.356cm" svg:y2="16.867cm">
            <text:p/>
          </draw:line>
          <draw:line draw:style-name="gr29" draw:text-style-name="P23" draw:layer="layout" svg:x1="16.783cm" svg:y1="14.191cm" svg:x2="16.792cm" svg:y2="16.867cm">
            <text:p/>
          </draw:line>
          <draw:line draw:style-name="gr29" draw:text-style-name="P23" draw:layer="layout" svg:x1="17.219cm" svg:y1="14.192cm" svg:x2="17.228cm" svg:y2="16.868cm">
            <text:p/>
          </draw:line>
          <draw:line draw:style-name="gr29" draw:text-style-name="P23" draw:layer="layout" svg:x1="17.655cm" svg:y1="14.193cm" svg:x2="17.664cm" svg:y2="16.869cm">
            <text:p/>
          </draw:line>
          <draw:line draw:style-name="gr29" draw:text-style-name="P23" draw:layer="layout" svg:x1="18.091cm" svg:y1="14.193cm" svg:x2="18.1cm" svg:y2="16.869cm">
            <text:p/>
          </draw:line>
          <draw:line draw:style-name="gr29" draw:text-style-name="P23" draw:layer="layout" svg:x1="18.527cm" svg:y1="14.194cm" svg:x2="18.536cm" svg:y2="16.87cm">
            <text:p/>
          </draw:line>
          <draw:line draw:style-name="gr29" draw:text-style-name="P23" draw:layer="layout" svg:x1="18.963cm" svg:y1="14.195cm" svg:x2="18.972cm" svg:y2="16.871cm">
            <text:p/>
          </draw:line>
          <draw:line draw:style-name="gr29" draw:text-style-name="P23" draw:layer="layout" svg:x1="19.399cm" svg:y1="14.196cm" svg:x2="19.408cm" svg:y2="16.872cm">
            <text:p/>
          </draw:line>
          <draw:line draw:style-name="gr29" draw:text-style-name="P23" draw:layer="layout" svg:x1="19.835cm" svg:y1="14.196cm" svg:x2="19.844cm" svg:y2="16.872cm">
            <text:p/>
          </draw:line>
          <draw:line draw:style-name="gr29" draw:text-style-name="P23" draw:layer="layout" svg:x1="20.27cm" svg:y1="14.197cm" svg:x2="20.279cm" svg:y2="16.873cm">
            <text:p/>
          </draw:line>
          <draw:line draw:style-name="gr29" draw:text-style-name="P23" draw:layer="layout" svg:x1="20.706cm" svg:y1="14.198cm" svg:x2="20.715cm" svg:y2="16.874cm">
            <text:p/>
          </draw:line>
        </draw:g>
        <draw:g>
          <draw:custom-shape draw:style-name="gr28" draw:text-style-name="P22" draw:layer="layout" svg:width="5.259cm" svg:height="2.676cm" svg:x="15.685cm" svg:y="14.4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23" draw:layer="layout" svg:x1="15.685cm" svg:y1="14.878cm" svg:x2="20.944cm" svg:y2="14.878cm">
            <text:p/>
          </draw:line>
          <draw:line draw:style-name="gr29" draw:text-style-name="P23" draw:layer="layout" svg:x1="15.686cm" svg:y1="15.326cm" svg:x2="20.944cm" svg:y2="15.326cm">
            <text:p/>
          </draw:line>
          <draw:line draw:style-name="gr29" draw:text-style-name="P23" draw:layer="layout" svg:x1="15.687cm" svg:y1="15.759cm" svg:x2="20.945cm" svg:y2="15.759cm">
            <text:p/>
          </draw:line>
          <draw:line draw:style-name="gr30" draw:text-style-name="P23" draw:layer="layout" svg:x1="15.688cm" svg:y1="16.177cm" svg:x2="20.945cm" svg:y2="16.177cm">
            <text:p/>
          </draw:line>
          <draw:line draw:style-name="gr30" draw:text-style-name="P23" draw:layer="layout" svg:x1="15.688cm" svg:y1="16.626cm" svg:x2="20.944cm" svg:y2="16.626cm">
            <text:p/>
          </draw:line>
          <draw:line draw:style-name="gr29" draw:text-style-name="P23" draw:layer="layout" svg:x1="16.138cm" svg:y1="14.416cm" svg:x2="16.147cm" svg:y2="17.092cm">
            <text:p/>
          </draw:line>
          <draw:line draw:style-name="gr29" draw:text-style-name="P23" draw:layer="layout" svg:x1="16.574cm" svg:y1="14.417cm" svg:x2="16.583cm" svg:y2="17.093cm">
            <text:p/>
          </draw:line>
          <draw:line draw:style-name="gr29" draw:text-style-name="P23" draw:layer="layout" svg:x1="17.01cm" svg:y1="14.418cm" svg:x2="17.019cm" svg:y2="17.094cm">
            <text:p/>
          </draw:line>
          <draw:line draw:style-name="gr29" draw:text-style-name="P23" draw:layer="layout" svg:x1="17.446cm" svg:y1="14.419cm" svg:x2="17.455cm" svg:y2="17.095cm">
            <text:p/>
          </draw:line>
          <draw:line draw:style-name="gr29" draw:text-style-name="P23" draw:layer="layout" svg:x1="17.882cm" svg:y1="14.419cm" svg:x2="17.891cm" svg:y2="17.095cm">
            <text:p/>
          </draw:line>
          <draw:line draw:style-name="gr29" draw:text-style-name="P23" draw:layer="layout" svg:x1="18.317cm" svg:y1="14.42cm" svg:x2="18.326cm" svg:y2="17.096cm">
            <text:p/>
          </draw:line>
          <draw:line draw:style-name="gr29" draw:text-style-name="P23" draw:layer="layout" svg:x1="18.753cm" svg:y1="14.421cm" svg:x2="18.762cm" svg:y2="17.097cm">
            <text:p/>
          </draw:line>
          <draw:line draw:style-name="gr29" draw:text-style-name="P23" draw:layer="layout" svg:x1="19.189cm" svg:y1="14.421cm" svg:x2="19.198cm" svg:y2="17.097cm">
            <text:p/>
          </draw:line>
          <draw:line draw:style-name="gr29" draw:text-style-name="P23" draw:layer="layout" svg:x1="19.625cm" svg:y1="14.422cm" svg:x2="19.634cm" svg:y2="17.098cm">
            <text:p/>
          </draw:line>
          <draw:line draw:style-name="gr29" draw:text-style-name="P23" draw:layer="layout" svg:x1="20.061cm" svg:y1="14.423cm" svg:x2="20.07cm" svg:y2="17.099cm">
            <text:p/>
          </draw:line>
          <draw:line draw:style-name="gr29" draw:text-style-name="P23" draw:layer="layout" svg:x1="20.497cm" svg:y1="14.424cm" svg:x2="20.506cm" svg:y2="17.1cm">
            <text:p/>
          </draw:line>
          <draw:line draw:style-name="gr29" draw:text-style-name="P23" draw:layer="layout" svg:x1="20.933cm" svg:y1="14.424cm" svg:x2="20.942cm" svg:y2="17.1cm">
            <text:p/>
          </draw:line>
        </draw:g>
        <draw:frame draw:style-name="gr48" draw:text-style-name="P14" draw:layer="layout" svg:width="4.857cm" svg:height="1.243cm" svg:x="16.407cm" svg:y="13.12cm">
          <draw:text-box>
            <text:p text:style-name="P13">Energy Maps</text:p>
          </draw:text-box>
        </draw:frame>
        <draw:line draw:style-name="gr20" draw:text-style-name="P15" draw:layer="layout" svg:x1="16.136cm" svg:y1="17.776cm" svg:x2="21.377cm" svg:y2="17.776cm">
          <text:p/>
        </draw:line>
        <draw:line draw:style-name="gr20" draw:text-style-name="P15" draw:layer="layout" svg:x1="21.642cm" svg:y1="14.924cm" svg:x2="21.642cm" svg:y2="17.548cm">
          <text:p/>
        </draw:line>
        <draw:frame draw:style-name="gr21" draw:text-style-name="P17" draw:layer="layout" svg:width="2.702cm" svg:height="0.911cm" svg:x="18.366cm" svg:y="17.645cm">
          <draw:text-box>
            <text:p text:style-name="P16">w</text:p>
          </draw:text-box>
        </draw:frame>
        <draw:g>
          <draw:custom-shape draw:style-name="gr31" draw:text-style-name="P24" draw:layer="layout" svg:width="5.259cm" svg:height="2.676cm" svg:x="15.885cm" svg:y="14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5" draw:layer="layout" svg:x1="15.885cm" svg:y1="15.128cm" svg:x2="21.144cm" svg:y2="15.128cm">
            <text:p/>
          </draw:line>
          <draw:line draw:style-name="gr32" draw:text-style-name="P25" draw:layer="layout" svg:x1="15.886cm" svg:y1="15.576cm" svg:x2="21.144cm" svg:y2="15.576cm">
            <text:p/>
          </draw:line>
          <draw:line draw:style-name="gr32" draw:text-style-name="P25" draw:layer="layout" svg:x1="15.887cm" svg:y1="16.009cm" svg:x2="21.145cm" svg:y2="16.009cm">
            <text:p/>
          </draw:line>
          <draw:line draw:style-name="gr33" draw:text-style-name="P25" draw:layer="layout" svg:x1="15.888cm" svg:y1="16.427cm" svg:x2="21.145cm" svg:y2="16.427cm">
            <text:p/>
          </draw:line>
          <draw:line draw:style-name="gr33" draw:text-style-name="P25" draw:layer="layout" svg:x1="15.888cm" svg:y1="16.876cm" svg:x2="21.144cm" svg:y2="16.876cm">
            <text:p/>
          </draw:line>
          <draw:line draw:style-name="gr32" draw:text-style-name="P25" draw:layer="layout" svg:x1="16.338cm" svg:y1="14.666cm" svg:x2="16.347cm" svg:y2="17.342cm">
            <text:p/>
          </draw:line>
          <draw:line draw:style-name="gr32" draw:text-style-name="P25" draw:layer="layout" svg:x1="16.774cm" svg:y1="14.667cm" svg:x2="16.783cm" svg:y2="17.343cm">
            <text:p/>
          </draw:line>
          <draw:line draw:style-name="gr32" draw:text-style-name="P25" draw:layer="layout" svg:x1="17.21cm" svg:y1="14.668cm" svg:x2="17.219cm" svg:y2="17.344cm">
            <text:p/>
          </draw:line>
          <draw:line draw:style-name="gr32" draw:text-style-name="P25" draw:layer="layout" svg:x1="17.646cm" svg:y1="14.669cm" svg:x2="17.655cm" svg:y2="17.345cm">
            <text:p/>
          </draw:line>
          <draw:line draw:style-name="gr32" draw:text-style-name="P25" draw:layer="layout" svg:x1="18.082cm" svg:y1="14.669cm" svg:x2="18.091cm" svg:y2="17.345cm">
            <text:p/>
          </draw:line>
          <draw:line draw:style-name="gr32" draw:text-style-name="P25" draw:layer="layout" svg:x1="18.517cm" svg:y1="14.67cm" svg:x2="18.526cm" svg:y2="17.346cm">
            <text:p/>
          </draw:line>
          <draw:line draw:style-name="gr32" draw:text-style-name="P25" draw:layer="layout" svg:x1="18.953cm" svg:y1="14.671cm" svg:x2="18.962cm" svg:y2="17.347cm">
            <text:p/>
          </draw:line>
          <draw:line draw:style-name="gr32" draw:text-style-name="P25" draw:layer="layout" svg:x1="19.389cm" svg:y1="14.671cm" svg:x2="19.398cm" svg:y2="17.347cm">
            <text:p/>
          </draw:line>
          <draw:line draw:style-name="gr32" draw:text-style-name="P25" draw:layer="layout" svg:x1="19.825cm" svg:y1="14.672cm" svg:x2="19.834cm" svg:y2="17.348cm">
            <text:p/>
          </draw:line>
          <draw:line draw:style-name="gr32" draw:text-style-name="P25" draw:layer="layout" svg:x1="20.261cm" svg:y1="14.673cm" svg:x2="20.27cm" svg:y2="17.349cm">
            <text:p/>
          </draw:line>
          <draw:line draw:style-name="gr32" draw:text-style-name="P25" draw:layer="layout" svg:x1="20.697cm" svg:y1="14.674cm" svg:x2="20.706cm" svg:y2="17.35cm">
            <text:p/>
          </draw:line>
          <draw:line draw:style-name="gr32" draw:text-style-name="P25" draw:layer="layout" svg:x1="21.133cm" svg:y1="14.674cm" svg:x2="21.142cm" svg:y2="17.35cm">
            <text:p/>
          </draw:line>
        </draw:g>
        <draw:g>
          <draw:custom-shape draw:style-name="gr34" draw:text-style-name="P26" draw:layer="layout" svg:width="5.259cm" svg:height="2.676cm" svg:x="16.11cm" svg:y="14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27" draw:layer="layout" svg:x1="16.11cm" svg:y1="15.328cm" svg:x2="21.369cm" svg:y2="15.328cm">
            <text:p/>
          </draw:line>
          <draw:line draw:style-name="gr35" draw:text-style-name="P27" draw:layer="layout" svg:x1="16.111cm" svg:y1="15.776cm" svg:x2="21.369cm" svg:y2="15.776cm">
            <text:p/>
          </draw:line>
          <draw:line draw:style-name="gr35" draw:text-style-name="P27" draw:layer="layout" svg:x1="16.112cm" svg:y1="16.209cm" svg:x2="21.37cm" svg:y2="16.209cm">
            <text:p/>
          </draw:line>
          <draw:line draw:style-name="gr36" draw:text-style-name="P27" draw:layer="layout" svg:x1="16.113cm" svg:y1="16.627cm" svg:x2="21.37cm" svg:y2="16.627cm">
            <text:p/>
          </draw:line>
          <draw:line draw:style-name="gr36" draw:text-style-name="P27" draw:layer="layout" svg:x1="16.113cm" svg:y1="17.076cm" svg:x2="21.369cm" svg:y2="17.076cm">
            <text:p/>
          </draw:line>
          <draw:line draw:style-name="gr35" draw:text-style-name="P27" draw:layer="layout" svg:x1="16.563cm" svg:y1="14.866cm" svg:x2="16.572cm" svg:y2="17.542cm">
            <text:p/>
          </draw:line>
          <draw:line draw:style-name="gr35" draw:text-style-name="P27" draw:layer="layout" svg:x1="16.999cm" svg:y1="14.867cm" svg:x2="17.008cm" svg:y2="17.543cm">
            <text:p/>
          </draw:line>
          <draw:line draw:style-name="gr35" draw:text-style-name="P27" draw:layer="layout" svg:x1="17.435cm" svg:y1="14.868cm" svg:x2="17.444cm" svg:y2="17.544cm">
            <text:p/>
          </draw:line>
          <draw:line draw:style-name="gr35" draw:text-style-name="P27" draw:layer="layout" svg:x1="17.871cm" svg:y1="14.869cm" svg:x2="17.88cm" svg:y2="17.545cm">
            <text:p/>
          </draw:line>
          <draw:line draw:style-name="gr35" draw:text-style-name="P27" draw:layer="layout" svg:x1="18.307cm" svg:y1="14.869cm" svg:x2="18.316cm" svg:y2="17.545cm">
            <text:p/>
          </draw:line>
          <draw:line draw:style-name="gr35" draw:text-style-name="P27" draw:layer="layout" svg:x1="18.742cm" svg:y1="14.87cm" svg:x2="18.751cm" svg:y2="17.546cm">
            <text:p/>
          </draw:line>
          <draw:line draw:style-name="gr35" draw:text-style-name="P27" draw:layer="layout" svg:x1="19.178cm" svg:y1="14.871cm" svg:x2="19.187cm" svg:y2="17.547cm">
            <text:p/>
          </draw:line>
          <draw:line draw:style-name="gr35" draw:text-style-name="P27" draw:layer="layout" svg:x1="19.614cm" svg:y1="14.871cm" svg:x2="19.623cm" svg:y2="17.547cm">
            <text:p/>
          </draw:line>
          <draw:line draw:style-name="gr35" draw:text-style-name="P27" draw:layer="layout" svg:x1="20.05cm" svg:y1="14.872cm" svg:x2="20.059cm" svg:y2="17.548cm">
            <text:p/>
          </draw:line>
          <draw:line draw:style-name="gr35" draw:text-style-name="P27" draw:layer="layout" svg:x1="20.486cm" svg:y1="14.873cm" svg:x2="20.495cm" svg:y2="17.549cm">
            <text:p/>
          </draw:line>
          <draw:line draw:style-name="gr35" draw:text-style-name="P27" draw:layer="layout" svg:x1="20.922cm" svg:y1="14.874cm" svg:x2="20.931cm" svg:y2="17.55cm">
            <text:p/>
          </draw:line>
          <draw:line draw:style-name="gr35" draw:text-style-name="P27" draw:layer="layout" svg:x1="21.358cm" svg:y1="14.874cm" svg:x2="21.367cm" svg:y2="17.55cm">
            <text:p/>
          </draw:line>
        </draw:g>
        <draw:line draw:style-name="gr20" draw:text-style-name="P15" draw:layer="layout" svg:x1="15.137cm" svg:y1="16.76cm" svg:x2="15.937cm" svg:y2="17.723cm">
          <text:p/>
        </draw:line>
        <draw:frame draw:style-name="gr37" draw:text-style-name="P17" draw:layer="layout" svg:width="0.717cm" svg:height="0.644cm" svg:x="14.966cm" svg:y="17.079cm">
          <draw:text-box>
            <text:p text:style-name="P16">n</text:p>
          </draw:text-box>
        </draw:frame>
        <draw:frame draw:style-name="gr21" draw:text-style-name="P17" draw:layer="layout" svg:width="0.834cm" svg:height="0.911cm" svg:x="14.127cm" svg:y="15.808cm">
          <draw:text-box>
            <text:p text:style-name="P16">h</text:p>
          </draw:text-box>
        </draw:frame>
        <draw:frame draw:style-name="gr21" draw:text-style-name="P17" draw:layer="layout" svg:width="0.834cm" svg:height="0.911cm" svg:x="21.545cm" svg:y="15.973cm">
          <draw:text-box>
            <text:p text:style-name="P16">h</text:p>
          </draw:text-box>
        </draw:frame>
        <draw:line draw:style-name="gr55" draw:text-style-name="P15" draw:layer="layout" svg:x1="4.81cm" svg:y1="6.08cm" svg:x2="8.239cm" svg:y2="8.239cm">
          <text:p text:style-name="P28"/>
        </draw:line>
        <draw:line draw:style-name="gr56" draw:text-style-name="P15" draw:layer="layout" svg:x1="11.384cm" svg:y1="6.054cm" svg:x2="11.414cm" svg:y2="8.239cm">
          <text:p/>
        </draw:line>
        <draw:line draw:style-name="gr56" draw:text-style-name="P15" draw:layer="layout" svg:x1="18.673cm" svg:y1="6.328cm" svg:x2="18.673cm" svg:y2="8.212cm">
          <text:p/>
        </draw:line>
        <draw:line draw:style-name="gr57" draw:text-style-name="P15" draw:layer="layout" svg:x1="25.212cm" svg:y1="6.054cm" svg:x2="21.783cm" svg:y2="8.213cm">
          <text:p/>
        </draw:line>
        <draw:line draw:style-name="gr56" draw:text-style-name="P15" draw:layer="layout" svg:x1="18.674cm" svg:y1="11.102cm" svg:x2="18.674cm" svg:y2="12.986cm">
          <text:p/>
        </draw:line>
        <draw:line draw:style-name="gr56" draw:text-style-name="P15" draw:layer="layout" svg:x1="11.375cm" svg:y1="11.076cm" svg:x2="11.375cm" svg:y2="12.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-width="0.102cm" draw:marker-end-width="0.102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34:32.383343797</meta:creation-date>
    <dc:date>2019-03-25T11:41:27.274277311</dc:date>
    <meta:editing-duration>PT22M38S</meta:editing-duration>
    <meta:editing-cycles>2</meta:editing-cycles>
    <meta:generator>LibreOffice/6.2.1.2$Linux_X86_64 LibreOffice_project/20$Build-2</meta:generator>
    <meta:document-statistic meta:object-count="461"/>
  </office:meta>
</office:document-meta>
</file>